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000000" draw:marker-start="" draw:marker-start-width="0.23cm" draw:marker-end="Circle" draw:marker-end-width="0.23cm" draw:fill="none" draw:textarea-vertical-align="middle" fo:padding-top="0.15cm" fo:padding-bottom="0.15cm" fo:padding-left="0.275cm" fo:padding-right="0.275cm"/>
    </style:style>
    <style:style style:name="gr2" style:family="graphic" style:parent-style-name="objectwithoutfill">
      <style:graphic-properties draw:stroke="solid" draw:stroke-dash="Ultrafine_20_Dashed" svg:stroke-width="0.05cm" draw:marker-start-width="0.275cm" draw:marker-end-width="0.275cm" draw:fill="none" draw:textarea-vertical-align="middle" fo:padding-top="-0.35cm" fo:padding-bottom="-0.35cm" fo:padding-left="-0.225cm" fo:padding-right="-0.225cm" draw:shadow="hidden"/>
    </style:style>
    <style:style style:name="gr3" style:family="graphic" style:parent-style-name="objectwithoutfill">
      <style:graphic-properties svg:stroke-width="0.05cm" draw:marker-start-width="0.275cm" draw:marker-end-width="0.275cm" draw:fill="solid" draw:fill-color="#ffffff" draw:textarea-vertical-align="middle" fo:padding-top="0.15cm" fo:padding-bottom="0.15cm" fo:padding-left="0.275cm" fo:padding-right="0.275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5"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6" style:family="graphic" style:parent-style-name="objectwithoutfill">
      <style:graphic-properties svg:stroke-width="0.05cm" draw:marker-end="Arrow" draw:marker-end-width="0.15cm" draw:fill="none"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217cm" fo:min-width="0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167cm" fo:min-width="0cm" draw:shadow="hidden"/>
    </style:style>
    <style:style style:name="gr9" style:family="graphic" style:parent-style-name="objectwithoutfill">
      <style:graphic-properties svg:stroke-width="0.05cm" svg:stroke-color="#000000" draw:fill="none" draw:textarea-vertical-align="middle" fo:padding-top="0.15cm" fo:padding-bottom="0.15cm" fo:padding-left="0.275cm" fo:padding-right="0.275cm"/>
    </style:style>
    <style:style style:name="gr10" style:family="graphic" style:parent-style-name="standard">
      <style:graphic-properties draw:stroke="none" svg:stroke-width="0cm" svg:stroke-color="#000000" draw:fill="solid" draw:fill-color="#000000" draw:opacity="100%" draw:textarea-horizontal-align="center" draw:textarea-vertical-align="middle" fo:padding-top="0.15cm" fo:padding-bottom="0.15cm" fo:padding-left="0.275cm" fo:padding-right="0.275cm"/>
    </style:style>
    <style:style style:name="gr11" style:family="graphic" style:parent-style-name="objectwithoutfill">
      <style:graphic-properties svg:stroke-width="0.05cm" svg:stroke-color="#000000" draw:marker-end="Circle" draw:marker-end-width="0.23cm" draw:fill="none" draw:textarea-vertical-align="middle" fo:padding-top="0.15cm" fo:padding-bottom="0.15cm" fo:padding-left="0.275cm" fo:padding-right="0.275cm"/>
    </style:style>
    <style:style style:name="gr12" style:family="graphic" style:parent-style-name="objectwithoutfill">
      <style:graphic-properties svg:stroke-width="0.05cm" draw:marker-start-width="0.355cm" draw:marker-end-width="0.355cm" draw:fill="solid" draw:fill-color="#ffffff" draw:textarea-vertical-align="middle" fo:padding-top="0.15cm" fo:padding-bottom="0.15cm" fo:padding-left="0.275cm" fo:padding-right="0.275cm"/>
    </style:style>
    <style:style style:name="gr13" style:family="graphic" style:parent-style-name="standard">
      <style:graphic-properties draw:stroke="none" svg:stroke-width="0cm" svg:stroke-color="#000000" draw:marker-start="" draw:marker-end="Arrow" draw:fill="solid" draw:fill-color="#000000" draw:opacity="100%" draw:textarea-horizontal-align="center" draw:textarea-vertical-align="middle" fo:padding-top="0.15cm" fo:padding-bottom="0.15cm" fo:padding-left="0.275cm" fo:padding-right="0.275cm"/>
    </style:style>
    <style:style style:name="gr14" style:family="graphic" style:parent-style-name="standard">
      <style:graphic-properties draw:stroke="none" svg:stroke-width="0cm" svg:stroke-color="#000000" draw:marker-start="Circle" draw:marker-start-width="0.23cm" draw:fill="solid" draw:fill-color="#000000" draw:opacity="100%" draw:textarea-horizontal-align="center" draw:textarea-vertical-align="middle" fo:padding-top="0.15cm" fo:padding-bottom="0.15cm" fo:padding-left="0.275cm" fo:padding-right="0.275cm"/>
    </style:style>
    <style:style style:name="gr15" style:family="graphic" style:parent-style-name="objectwithoutfill">
      <style:graphic-properties svg:stroke-width="0.05cm" svg:stroke-color="#000000" draw:marker-start="Circle" draw:marker-start-width="0.23cm" draw:marker-end="Circle" draw:marker-end-width="0.23cm" draw:fill="none" draw:textarea-vertical-align="middle" fo:padding-top="0.15cm" fo:padding-bottom="0.15cm" fo:padding-left="0.275cm" fo:padding-right="0.275cm"/>
    </style:style>
    <style:style style:name="gr16" style:family="graphic" style:parent-style-name="standard">
      <style:graphic-properties draw:stroke="none" svg:stroke-width="0cm" svg:stroke-color="#000000" draw:fill="solid" draw:fill-color="#000000" draw:opacity="100%" draw:textarea-horizontal-align="justify" draw:textarea-vertical-align="middle" draw:auto-grow-height="false" fo:padding-top="0.15cm" fo:padding-bottom="0.15cm" fo:padding-left="0.275cm" fo:padding-right="0.275cm" draw:shadow="hidden"/>
    </style:style>
    <style:style style:name="gr17" style:family="graphic" style:parent-style-name="standard">
      <style:graphic-properties draw:stroke="none" svg:stroke-width="0cm" svg:stroke-color="#000000" draw:marker-end="Arrow" draw:marker-end-width="0.15cm" draw:fill="solid" draw:fill-color="#000000" draw:opacity="100%" draw:textarea-horizontal-align="center" draw:textarea-vertical-align="middle" fo:padding-top="0.15cm" fo:padding-bottom="0.15cm" fo:padding-left="0.275cm" fo:padding-right="0.275cm"/>
    </style:style>
    <style:style style:name="gr18" style:family="graphic" style:parent-style-name="standard">
      <style:graphic-properties draw:stroke="none" svg:stroke-width="0.05cm" svg:stroke-color="#000000" draw:fill-color="#000000" draw:textarea-vertical-align="middle" fo:padding-top="0.15cm" fo:padding-bottom="0.15cm" fo:padding-left="0.275cm" fo:padding-right="0.275cm"/>
    </style:style>
    <style:style style:name="gr19" style:family="graphic" style:parent-style-name="objectwithoutfill">
      <style:graphic-properties svg:stroke-width="0.05cm" svg:stroke-color="#000000" draw:marker-end="Circle_20_unfilled" draw:marker-end-width="0.23cm" draw:fill="none" draw:textarea-vertical-align="middle" fo:padding-top="0.15cm" fo:padding-bottom="0.15cm" fo:padding-left="0.275cm" fo:padding-right="0.275cm"/>
    </style:style>
    <style:style style:name="gr20" style:family="graphic" style:parent-style-name="objectwithoutfill">
      <style:graphic-properties svg:stroke-width="0.05cm" svg:stroke-color="#000000" draw:marker-start="Circle_20_unfilled" draw:marker-start-width="0.23cm" draw:marker-end="Circle" draw:marker-end-width="0.23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00" draw:marker-end="Arrow" draw:marker-end-width="0.15cm" draw:fill="none" draw:textarea-vertical-align="middle" fo:padding-top="0.15cm" fo:padding-bottom="0.15cm" fo:padding-left="0.275cm" fo:padding-right="0.275cm"/>
    </style:style>
    <style:style style:name="gr22" style:family="graphic" style:parent-style-name="standard">
      <style:graphic-properties draw:stroke="none" svg:stroke-width="0cm" svg:stroke-color="#000000" draw:marker-start="Circle_20_unfilled" draw:marker-start-width="0.23cm" draw:fill="solid" draw:fill-color="#000000" draw:opacity="100%" draw:textarea-horizontal-align="center" draw:textarea-vertical-align="middle" fo:padding-top="0.15cm" fo:padding-bottom="0.15cm" fo:padding-left="0.275cm" fo:padding-right="0.275cm"/>
    </style:style>
    <style:style style:name="gr23" style:family="graphic" style:parent-style-name="objectwithoutfill">
      <style:graphic-properties svg:stroke-width="0.05cm" svg:stroke-color="#000000" draw:marker-start="Circle" draw:marker-start-width="0.23cm" draw:marker-end="" draw:marker-end-width="0.23cm" draw:fill="none" draw:textarea-vertical-align="middle" fo:padding-top="0.15cm" fo:padding-bottom="0.15cm" fo:padding-left="0.275cm" fo:padding-right="0.275cm"/>
    </style:style>
    <style:style style:name="gr24" style:family="graphic" style:parent-style-name="standard">
      <style:graphic-properties svg:stroke-width="0.05cm" svg:stroke-color="#000000" draw:textarea-vertical-align="middle" fo:padding-top="0.15cm" fo:padding-bottom="0.15cm" fo:padding-left="0.275cm" fo:padding-right="0.275cm"/>
    </style:style>
    <style:style style:name="gr25" style:family="graphic" style:parent-style-name="standard">
      <style:graphic-properties draw:stroke="none" svg:stroke-width="0cm" svg:stroke-color="#000000" draw:marker-end="Circle" draw:marker-end-width="0.23cm" draw:fill="solid" draw:fill-color="#000000" draw:opacity="100%" draw:textarea-horizontal-align="center" draw:textarea-vertical-align="middle" fo:padding-top="0.15cm" fo:padding-bottom="0.15cm" fo:padding-left="0.275cm" fo:padding-right="0.275cm"/>
    </style:style>
    <style:style style:name="gr26" style:family="graphic" style:parent-style-name="standard">
      <style:graphic-properties svg:stroke-width="0.05cm" svg:stroke-color="#000000" draw:marker-end="Circle" draw:marker-end-width="0.23cm" draw:textarea-vertical-align="middle" fo:padding-top="0.15cm" fo:padding-bottom="0.15cm" fo:padding-left="0.275cm" fo:padding-right="0.275cm"/>
    </style:style>
    <style:style style:name="gr27" style:family="graphic" style:parent-style-name="standard">
      <style:graphic-properties draw:stroke="none" svg:stroke-width="0cm" svg:stroke-color="#000000" draw:marker-start="Circle_20_unfilled" draw:marker-start-width="0.23cm" draw:marker-end="Circle" draw:fill="solid" draw:fill-color="#000000" draw:opacity="100%" draw:textarea-horizontal-align="center" draw:textarea-vertical-align="middle" fo:padding-top="0.15cm" fo:padding-bottom="0.15cm" fo:padding-left="0.275cm" fo:padding-right="0.275cm"/>
    </style:style>
    <style:style style:name="gr28" style:family="graphic" style:parent-style-name="objectwithoutfill">
      <style:graphic-properties svg:stroke-width="0.05cm" svg:stroke-color="#000000" draw:marker-start="Circle" draw:marker-start-width="0.23cm" draw:marker-end="Dimension_20_Lines" draw:marker-end-width="0.4cm" draw:fill="none" draw:textarea-vertical-align="middle" fo:padding-top="0.15cm" fo:padding-bottom="0.15cm" fo:padding-left="0.275cm" fo:padding-right="0.275cm"/>
    </style:style>
    <style:style style:name="gr29" style:family="graphic" style:parent-style-name="objectwithoutfill">
      <style:graphic-properties svg:stroke-width="0.05cm" draw:marker-start="Symmetric_20_Arrow" draw:marker-start-width="0.355cm" draw:marker-end-width="0.355cm" draw:fill="none" draw:textarea-vertical-align="middle" fo:padding-top="0.15cm" fo:padding-bottom="0.15cm" fo:padding-left="0.275cm" fo:padding-right="0.275cm"/>
    </style:style>
    <style:style style:name="gr30" style:family="graphic" style:parent-style-name="standard">
      <style:graphic-properties draw:stroke="none" svg:stroke-color="#000000" draw:fill-color="#000000" draw:textarea-vertical-align="middle"/>
    </style:style>
    <style:style style:name="P1" style:family="paragraph">
      <style:paragraph-properties fo:text-align="center"/>
    </style:style>
    <style:style style:name="P2" style:family="paragraph">
      <style:paragraph-properties fo:text-align="center"/>
      <style:text-properties fo:font-size="10pt" fo:font-weight="normal" style:font-size-asian="10pt" style:font-weight-asian="normal" style:font-size-complex="10pt" style:font-weight-complex="normal"/>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6pt" fo:font-weight="bold" style:font-size-asian="6pt" style:font-weight-asian="bold" style:font-size-complex="6pt" style:font-weight-complex="bold"/>
    </style:style>
    <style:style style:name="P5" style:family="paragraph">
      <style:paragraph-properties fo:text-align="start"/>
    </style:style>
    <style:style style:name="P6" style:family="paragraph">
      <style:paragraph-properties fo:text-align="start"/>
      <style:text-properties fo:font-size="6pt" fo:font-weight="bold" style:font-size-asian="6pt" style:font-weight-asian="bold" style:font-size-complex="6pt" style:font-weight-complex="bold"/>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14.692cm" svg:y1="3.982cm" svg:x2="14.713cm" svg:y2="7.538cm" svg:d="M14692 3982l21 3556" svg:viewBox="0 0 22 3557">
          <text:p/>
        </draw:connector>
        <draw:rect draw:style-name="gr2" draw:text-style-name="P1" draw:layer="layout" svg:width="14cm" svg:height="13cm" svg:x="2.382cm" svg:y="2.4cm">
          <text:p/>
        </draw:rect>
        <draw:rect draw:style-name="gr3" draw:text-style-name="P1" xml:id="id7" draw:id="id7" draw:layer="layout" svg:width="0.3cm" svg:height="0.3cm" svg:x="4.45cm" svg:y="2.25cm">
          <text:p/>
        </draw:rect>
        <draw:rect draw:style-name="gr3" draw:text-style-name="P1" draw:layer="layout" svg:width="0.3cm" svg:height="0.3cm" svg:x="2.232cm" svg:y="3.95cm">
          <text:p/>
        </draw:rect>
        <draw:frame draw:style-name="gr4" draw:text-style-name="P2" draw:layer="layout" svg:width="1.298cm" svg:height="0.497cm" svg:x="1.09cm" svg:y="3.853cm">
          <draw:text-box>
            <text:p text:style-name="P1"><text:span text:style-name="T1">VPARK</text:span></text:p>
          </draw:text-box>
        </draw:frame>
        <draw:frame draw:style-name="gr4" draw:text-style-name="P2" draw:layer="layout" svg:width="0.65cm" svg:height="0.497cm" svg:x="4.01cm" svg:y="2.31cm">
          <draw:text-box>
            <text:p text:style-name="P1"><text:span text:style-name="T1">7</text:span></text:p>
          </draw:text-box>
        </draw:frame>
        <draw:frame draw:style-name="gr4" draw:text-style-name="P2" draw:layer="layout" svg:width="0.65cm" svg:height="0.497cm" svg:x="2.21cm" svg:y="3.563cm">
          <draw:text-box>
            <text:p text:style-name="P1"><text:span text:style-name="T1">8</text:span></text:p>
          </draw:text-box>
        </draw:frame>
        <draw:rect draw:style-name="gr5" draw:text-style-name="P3" xml:id="id1" draw:id="id1" draw:layer="layout" svg:width="3.28cm" svg:height="1.37cm" svg:x="6.348cm" svg:y="311cm">
          <text:p text:style-name="P1"><text:span text:style-name="T2">fc</text:span></text:p>
          <text:p text:style-name="P1"><text:span text:style-name="T2">OSCILLATOR</text:span></text:p>
        </draw:rect>
        <draw:connector draw:style-name="gr6" draw:text-style-name="P1" draw:layer="layout" draw:type="line" svg:x1="9.628cm" svg:y1="311.685cm" svg:x2="11.848cm" svg:y2="311.685cm" draw:start-shape="id1" draw:start-glue-point="1" svg:d="M9628 311685h2220" svg:viewBox="0 0 2221 1">
          <text:p/>
        </draw:connector>
        <draw:rect draw:style-name="gr5" draw:text-style-name="P4" draw:layer="layout" svg:width="1cm" svg:height="0.5cm" svg:x="8.04cm" svg:y="12.36cm">
          <text:p text:style-name="P4"><text:span text:style-name="T1">TSD</text:span></text:p>
        </draw:rect>
        <draw:rect draw:style-name="gr3" draw:text-style-name="P1" draw:layer="layout" svg:width="0.3cm" svg:height="0.3cm" svg:x="16.242cm" svg:y="4.573cm">
          <text:p/>
        </draw:rect>
        <draw:rect draw:style-name="gr3" draw:text-style-name="P1" xml:id="id6" draw:id="id6" draw:layer="layout" svg:width="0.3cm" svg:height="0.3cm" svg:x="8.34cm" svg:y="2.25cm">
          <text:p/>
        </draw:rect>
        <draw:rect draw:style-name="gr3" draw:text-style-name="P1" xml:id="id3" draw:id="id3" draw:layer="layout" svg:width="0.3cm" svg:height="0.3cm" svg:x="13.07cm" svg:y="2.25cm">
          <text:p/>
        </draw:rect>
        <draw:frame draw:style-name="gr7" draw:text-style-name="P4" draw:layer="layout" svg:width="0.824cm" svg:height="0.497cm" svg:x="16.371cm" svg:y="3.88cm">
          <draw:text-box>
            <text:p text:style-name="P1"><text:span text:style-name="T1">VC</text:span></text:p>
          </draw:text-box>
        </draw:frame>
        <draw:frame draw:style-name="gr7" draw:text-style-name="P4" draw:layer="layout" svg:width="0.798cm" svg:height="0.497cm" svg:x="15.74cm" svg:y="3.563cm">
          <draw:text-box>
            <text:p text:style-name="P1"><text:span text:style-name="T1">10</text:span></text:p>
          </draw:text-box>
        </draw:frame>
        <draw:frame draw:style-name="gr8" draw:text-style-name="P4" draw:layer="layout" svg:width="1.171cm" svg:height="0.497cm" svg:x="12.109cm" svg:y="2.31cm">
          <draw:text-box>
            <text:p text:style-name="P1"><text:span text:style-name="T1">14/15</text:span></text:p>
          </draw:text-box>
        </draw:frame>
        <draw:frame draw:style-name="gr7" draw:text-style-name="P2" draw:layer="layout" svg:width="1.171cm" svg:height="0.497cm" svg:x="7.38cm" svg:y="2.311cm">
          <draw:text-box>
            <text:p text:style-name="P1"><text:span text:style-name="T1">11/12</text:span></text:p>
          </draw:text-box>
        </draw:frame>
        <draw:frame draw:style-name="gr4" draw:text-style-name="P2" draw:layer="layout" svg:width="1.209cm" svg:height="0.497cm" svg:x="3.94cm" svg:y="1.764cm">
          <draw:text-box>
            <text:p text:style-name="P1"><text:span text:style-name="T1">COMP</text:span></text:p>
          </draw:text-box>
        </draw:frame>
        <draw:frame draw:style-name="gr4" draw:text-style-name="P2" draw:layer="layout" svg:width="1.167cm" svg:height="0.497cm" svg:x="7.941cm" svg:y="1.765cm">
          <draw:text-box>
            <text:p text:style-name="P1"><text:span text:style-name="T1">AOUT</text:span></text:p>
          </draw:text-box>
        </draw:frame>
        <draw:frame draw:style-name="gr4" draw:text-style-name="P4" draw:layer="layout" svg:width="1.162cm" svg:height="0.497cm" svg:x="12.642cm" svg:y="1.766cm">
          <draw:text-box>
            <text:p text:style-name="P1"><text:span text:style-name="T1">BOUT</text:span></text:p>
          </draw:text-box>
        </draw:frame>
        <draw:rect draw:style-name="gr3" draw:text-style-name="P1" draw:layer="layout" svg:width="0.3cm" svg:height="0.3cm" svg:x="2.232cm" svg:y="4.751cm">
          <text:p/>
        </draw:rect>
        <draw:frame draw:style-name="gr4" draw:text-style-name="P2" draw:layer="layout" svg:width="0.925cm" svg:height="0.497cm" svg:x="1.435cm" svg:y="4.653cm">
          <draw:text-box>
            <text:p text:style-name="P1"><text:span text:style-name="T1">AIN</text:span></text:p>
          </draw:text-box>
        </draw:frame>
        <draw:frame draw:style-name="gr4" draw:text-style-name="P2" draw:layer="layout" svg:width="0.65cm" svg:height="0.497cm" svg:x="2.21cm" svg:y="4.364cm">
          <draw:text-box>
            <text:p text:style-name="P1"><text:span text:style-name="T1">9</text:span></text:p>
          </draw:text-box>
        </draw:frame>
        <draw:rect draw:style-name="gr3" draw:text-style-name="P1" xml:id="id2" draw:id="id2" draw:layer="layout" svg:width="0.3cm" svg:height="0.3cm" svg:x="2.232cm" svg:y="5.352cm">
          <text:p/>
        </draw:rect>
        <draw:frame draw:style-name="gr4" draw:text-style-name="P2" draw:layer="layout" svg:width="1.213cm" svg:height="0.497cm" svg:x="1.175cm" svg:y="5.245cm">
          <draw:text-box>
            <text:p text:style-name="P1"><text:span text:style-name="T1">REFIN</text:span></text:p>
          </draw:text-box>
        </draw:frame>
        <draw:frame draw:style-name="gr4" draw:text-style-name="P2" draw:layer="layout" svg:width="0.798cm" svg:height="0.497cm" svg:x="2.21cm" svg:y="4.965cm">
          <draw:text-box>
            <text:p text:style-name="P1"><text:span text:style-name="T1">18</text:span></text:p>
          </draw:text-box>
        </draw:frame>
        <draw:line draw:style-name="gr9" draw:text-style-name="P1" draw:layer="layout" svg:x1="2.54cm" svg:y1="4.89cm" svg:x2="6.91cm" svg:y2="4.89cm">
          <text:p/>
        </draw:line>
        <draw:path draw:style-name="gr10" draw:text-style-name="P1" draw:layer="layout" svg:width="3.254cm" svg:height="0.679cm" svg:x="3.655cm" svg:y="5.285cm" svg:viewBox="0 0 3255 680" svg:d="M3255 0v25 25h-3205l1 605c0 5 0 9-3 13s-5 6-9 9-8 3-13 3h-1v-25h-24l-1-630c0-5 0-8 3-12s6-7 10-10 7-3 12-3z">
          <text:p/>
        </draw:path>
        <draw:connector draw:style-name="gr11" draw:text-style-name="P1" draw:layer="layout" draw:type="line" svg:x1="2.532cm" svg:y1="5.502cm" svg:x2="3.793cm" svg:y2="5.511cm" draw:start-shape="id2" svg:d="M2532 5502l1261 9" svg:viewBox="0 0 1262 10">
          <text:p/>
        </draw:connector>
        <draw:line draw:style-name="gr9" draw:text-style-name="P1" draw:layer="layout" svg:x1="3.66cm" svg:y1="5.93cm" svg:x2="3.84cm" svg:y2="5.99cm">
          <text:p/>
        </draw:line>
        <draw:line draw:style-name="gr9" draw:text-style-name="P1" draw:layer="layout" svg:x1="3.84cm" svg:y1="5.98cm" svg:x2="3.5cm" svg:y2="6.12cm">
          <text:p/>
        </draw:line>
        <draw:line draw:style-name="gr9" draw:text-style-name="P1" draw:layer="layout" svg:x1="3.5cm" svg:y1="6.11cm" svg:x2="3.86cm" svg:y2="6.2cm">
          <text:p/>
        </draw:line>
        <draw:line draw:style-name="gr9" draw:text-style-name="P1" draw:layer="layout" svg:x1="3.86cm" svg:y1="6.2cm" svg:x2="3.5cm" svg:y2="6.31cm">
          <text:p/>
        </draw:line>
        <draw:line draw:style-name="gr9" draw:text-style-name="P1" draw:layer="layout" svg:x1="3.51cm" svg:y1="6.31cm" svg:x2="3.87cm" svg:y2="6.4cm">
          <text:p/>
        </draw:line>
        <draw:line draw:style-name="gr9" draw:text-style-name="P1" draw:layer="layout" svg:x1="3.87cm" svg:y1="6.4cm" svg:x2="3.51cm" svg:y2="6.51cm">
          <text:p/>
        </draw:line>
        <draw:line draw:style-name="gr9" draw:text-style-name="P1" draw:layer="layout" svg:x1="3.51cm" svg:y1="6.51cm" svg:x2="3.68cm" svg:y2="6.58cm">
          <text:p/>
        </draw:line>
        <draw:line draw:style-name="gr9" draw:text-style-name="P1" draw:layer="layout" svg:x1="3.68cm" svg:y1="6.57cm" svg:x2="3.68cm" svg:y2="7.28cm">
          <text:p/>
        </draw:line>
        <draw:rect draw:style-name="gr3" draw:text-style-name="P1" draw:layer="layout" svg:width="0.3cm" svg:height="0.3cm" svg:x="16.232cm" svg:y="3.95cm">
          <text:p/>
        </draw:rect>
        <draw:frame draw:style-name="gr7" draw:text-style-name="P4" draw:layer="layout" svg:width="0.921cm" svg:height="0.497cm" svg:x="16.372cm" svg:y="4.48cm">
          <draw:text-box>
            <text:p text:style-name="P1"><text:span text:style-name="T1">BIN</text:span></text:p>
          </draw:text-box>
        </draw:frame>
        <draw:frame draw:style-name="gr7" draw:text-style-name="P4" draw:layer="layout" svg:width="0.798cm" svg:height="0.497cm" svg:x="15.722cm" svg:y="4.21cm">
          <draw:text-box>
            <text:p text:style-name="P1"><text:span text:style-name="T1">17</text:span></text:p>
          </draw:text-box>
        </draw:frame>
        <draw:path draw:style-name="gr10" draw:text-style-name="P1" draw:layer="layout" svg:width="8.959cm" svg:height="3.384cm" svg:x="7.26cm" svg:y="4.065cm" svg:viewBox="0 0 8960 3385" svg:d="M8950 0v25 25l-8900 5v3255l8910 25v25 25l-8935-25c-5 0-9 0-13-3s-6-5-9-9-3-8-3-13v-3305c0-5 0-8 3-12s5-7 9-10 8-3 13-3z">
          <text:p/>
        </draw:path>
        <draw:polygon draw:style-name="gr12" draw:text-style-name="P3" xml:id="id5" draw:id="id5" draw:layer="layout" svg:width="0.999cm" svg:height="0.999cm" svg:x="6.91cm" svg:y="4.61cm" svg:viewBox="0 0 1000 1000" draw:points="0,1000 0,0 1000,503 1000,503">
          <text:p/>
        </draw:polygon>
        <draw:frame draw:style-name="gr4" draw:text-style-name="P6" draw:layer="layout" svg:width="1.035cm" svg:height="0.743cm" svg:x="6.743cm" svg:y="4.71cm">
          <draw:text-box>
            <text:p text:style-name="P5"><text:span text:style-name="T1"><text:s text:c="2"/></text:span><text:span text:style-name="T1">A</text:span></text:p>
            <text:p text:style-name="P5"><text:span text:style-name="T1">AMP</text:span></text:p>
          </draw:text-box>
        </draw:frame>
        <draw:frame draw:style-name="gr4" draw:text-style-name="P4" draw:layer="layout" svg:width="0.591cm" svg:height="0.497cm" svg:x="6.73cm" svg:y="4.522cm">
          <draw:text-box>
            <text:p text:style-name="P1"><text:span text:style-name="T1">-</text:span></text:p>
          </draw:text-box>
        </draw:frame>
        <draw:frame draw:style-name="gr4" draw:text-style-name="P4" draw:layer="layout" svg:width="0.68cm" svg:height="0.497cm" svg:x="6.69cm" svg:y="5.16cm">
          <draw:text-box>
            <text:p text:style-name="P1"><text:span text:style-name="T1">+</text:span></text:p>
          </draw:text-box>
        </draw:frame>
        <draw:rect draw:style-name="gr3" draw:text-style-name="P1" draw:layer="layout" svg:width="0.3cm" svg:height="0.3cm" svg:x="16.242cm" svg:y="7.273cm">
          <text:p/>
        </draw:rect>
        <draw:frame draw:style-name="gr7" draw:text-style-name="P4" draw:layer="layout" svg:width="1.188cm" svg:height="0.497cm" svg:x="16.372cm" svg:y="7.18cm">
          <draw:text-box>
            <text:p text:style-name="P1"><text:span text:style-name="T1">PGND</text:span></text:p>
          </draw:text-box>
        </draw:frame>
        <draw:frame draw:style-name="gr7" draw:text-style-name="P4" draw:layer="layout" svg:width="0.798cm" svg:height="0.497cm" svg:x="15.741cm" svg:y="6.863cm">
          <draw:text-box>
            <text:p text:style-name="P1"><text:span text:style-name="T1">13</text:span></text:p>
          </draw:text-box>
        </draw:frame>
        <draw:path draw:style-name="gr10" draw:text-style-name="P1" draw:layer="layout" svg:width="4.377cm" svg:height="0.689cm" svg:x="2.532cm" svg:y="4.075cm" svg:viewBox="0 0 4378 690" svg:d="M0 50v-25-25h3047c5 0 9 0 13 3s6 6 9 10 3 7 3 12v614l1306 1v25 25l-1331-1c-5 0-8 0-12-3s-7-5-10-9-3-8-3-13v-614z">
          <text:p/>
        </draw:path>
        <draw:polygon draw:style-name="gr12" draw:text-style-name="P3" xml:id="id4" draw:id="id4" draw:layer="layout" svg:width="0.999cm" svg:height="0.999cm" svg:x="14.123cm" svg:y="4.611cm" svg:viewBox="0 0 1000 1000" draw:points="1000,1000 1000,0 0,503 0,503">
          <text:p/>
        </draw:polygon>
        <draw:frame draw:style-name="gr4" draw:text-style-name="P6" draw:layer="layout" svg:width="1.035cm" svg:height="0.743cm" svg:x="14.256cm" svg:y="4.711cm">
          <draw:text-box>
            <text:p text:style-name="P5"><text:span text:style-name="T1"><text:s text:c="2"/></text:span><text:span text:style-name="T1">B</text:span></text:p>
            <text:p text:style-name="P5"><text:span text:style-name="T1">AMP</text:span></text:p>
          </draw:text-box>
        </draw:frame>
        <draw:frame draw:style-name="gr4" draw:text-style-name="P4" draw:layer="layout" svg:width="0.591cm" svg:height="0.497cm" svg:x="14.743cm" svg:y="4.523cm">
          <draw:text-box>
            <text:p text:style-name="P1"><text:span text:style-name="T1">-</text:span></text:p>
          </draw:text-box>
        </draw:frame>
        <draw:frame draw:style-name="gr4" draw:text-style-name="P4" draw:layer="layout" svg:width="0.68cm" svg:height="0.497cm" svg:x="14.703cm" svg:y="5.161cm">
          <draw:text-box>
            <text:p text:style-name="P1"><text:span text:style-name="T1">+</text:span></text:p>
          </draw:text-box>
        </draw:frame>
        <draw:line draw:style-name="gr9" draw:text-style-name="P1" draw:layer="layout" svg:x1="16.231cm" svg:y1="4.767cm" svg:x2="15.101cm" svg:y2="4.767cm">
          <text:p/>
        </draw:line>
        <draw:path draw:style-name="gr13" draw:text-style-name="P1" draw:layer="layout" svg:width="2.423cm" svg:height="1.054cm" svg:x="5.336cm" svg:y="5.445cm" svg:viewBox="0 0 2424 1055" svg:d="M1569 0v25 25h-1510l-9 880h2074v-75l300 100-300 100v-75h-2099c-5 0-8 0-12-3s-7-5-10-9-3-8-3-13l9-930c0-5 0-8 3-12s6-7 10-10 7-3 12-3z">
          <text:p/>
        </draw:path>
        <draw:path draw:style-name="gr14" draw:text-style-name="P1" draw:layer="layout" svg:width="5.23cm" svg:height="1.482cm" svg:x="4.88cm" svg:y="5.197cm" svg:viewBox="0 0 5231 1483" svg:d="M102 1480c-4-3-7-6-10-10-2-3-3-7-3-12v-1232l-17-5-20-10-19-15-15-19-10-21-6-21-2-21 3-21 6-22 10-20 15-18 19-15 21-10 21-6 22-2 20 2 22 7 19 10 19 15 15 18 10 21 6 22 2 21-3 21-6 21-10 20-15 19-19 15-20 10-18 4v1207h5092v25 25h-5117c-5 0-9-1-12-3z">
          <text:p/>
        </draw:path>
        <draw:path draw:style-name="gr10" draw:text-style-name="P1" draw:layer="layout" svg:width="5.632cm" svg:height="1.269cm" svg:x="10.05cm" svg:y="5.41cm" svg:viewBox="0 0 5633 1270" svg:d="M5079 50v-25-25h526c5 0 9 1 13 3 3 3 6 6 9 10 2 3 3 7 3 12l3 1210c0 5-1 9-3 13-3 3-6 6-9 9-4 2-8 3-13 3l-5608 10v-30-20l5583-10-3-1160z">
          <text:p/>
        </draw:path>
        <draw:connector draw:style-name="gr11" draw:text-style-name="P1" draw:layer="layout" draw:type="line" svg:x1="13.22cm" svg:y1="2.55cm" svg:x2="13.217cm" svg:y2="5.231cm" draw:start-shape="id3" svg:d="M13220 2550l-3 2681" svg:viewBox="0 0 4 2682">
          <text:p/>
        </draw:connector>
        <draw:connector draw:style-name="gr11" draw:text-style-name="P1" draw:layer="layout" draw:type="line" svg:x1="14.123cm" svg:y1="5.111cm" svg:x2="12.094cm" svg:y2="5.121cm" draw:start-shape="id4" draw:start-glue-point="3" svg:d="M14123 5111l-2029 10" svg:viewBox="0 0 2030 11">
          <text:p/>
        </draw:connector>
        <draw:connector draw:style-name="gr15" draw:text-style-name="P1" draw:layer="layout" draw:type="line" svg:x1="12.191cm" svg:y1="3.982cm" svg:x2="12.212cm" svg:y2="7.538cm" svg:d="M12191 3982l21 3556" svg:viewBox="0 0 22 3557">
          <text:p/>
        </draw:connector>
        <draw:polygon draw:style-name="gr12" draw:text-style-name="P3" draw:layer="layout" svg:width="0.299cm" svg:height="0.299cm" draw:transform="rotate (1.5707963267949) translate (12.04cm 4.6cm)" svg:viewBox="0 0 300 300" draw:points="0,300 0,0 300,151 300,151">
          <text:p/>
        </draw:polygon>
        <draw:line draw:style-name="gr9" draw:text-style-name="P1" draw:layer="layout" svg:x1="12.03cm" svg:y1="4.29cm" svg:x2="12.36cm" svg:y2="4.29cm">
          <text:p/>
        </draw:line>
        <draw:polygon draw:style-name="gr12" draw:text-style-name="P3" draw:layer="layout" svg:width="0.299cm" svg:height="0.299cm" draw:transform="rotate (1.5707963267949) translate (12.05cm 6.11cm)" svg:viewBox="0 0 300 300" draw:points="0,300 0,0 300,151 300,151">
          <text:p/>
        </draw:polygon>
        <draw:line draw:style-name="gr9" draw:text-style-name="P1" draw:layer="layout" svg:x1="12.04cm" svg:y1="5.8cm" svg:x2="12.37cm" svg:y2="5.8cm">
          <text:p/>
        </draw:line>
        <draw:path draw:style-name="gr16" draw:text-style-name="P1" draw:layer="layout" svg:width="0.499cm" svg:height="0.399cm" svg:x="11.29cm" svg:y="4.59cm" svg:viewBox="0 0 500 400" svg:d="M9 3c2-2 6-3 11-3h286c5 0 9 1 13 3 2 2 5 4 7 6l170 180h2c1 3 2 7 2 11s-1 7-2 11h-2l-170 180c-2 2-5 4-7 6-4 2-8 3-13 3h-286c-5 0-9-1-11-3-4-2-8-4-9-6 0 0 34-187 34-191s-34-191-34-191c1-2 5-4 9-6zM294 359l156-159-156-159-243-5 19 164-27 163z">
          <text:p/>
        </draw:path>
        <draw:path draw:style-name="gr17" draw:text-style-name="P1" draw:layer="layout" svg:width="2.719cm" svg:height="0.18cm" svg:x="11.74cm" svg:y="4.76cm" svg:viewBox="0 0 2720 181" svg:d="M0 50v-25-25l2230 7c2 0 4 0 7 1l273 77 14-48 196 133-237 11 14-48-270-76z">
          <text:p/>
        </draw:path>
        <draw:path draw:style-name="gr10" draw:text-style-name="P1" draw:layer="layout" svg:width="0.772cm" svg:height="6.669cm" svg:x="10.557cm" svg:y="4.89cm" svg:viewBox="0 0 773 6670" svg:d="M723 0h25 25v26c0 5 0 9-3 13s-5 6-9 9-8 3-13 3h-698l3 6619h-25-25l-3-6644c0-5 0-8 3-12s6-7 10-10 7-3 12-3h698z">
          <text:p/>
        </draw:path>
        <draw:path draw:style-name="gr10" draw:text-style-name="P1" draw:layer="layout" svg:width="1.529cm" svg:height="7.438cm" svg:x="9.8cm" svg:y="4.621cm" svg:viewBox="0 0 1530 7439" svg:d="M1480 9h25 25v26c0 5 0 9-3 13s-6 6-10 9-7 3-12 3l-1428-10-27 7389h-25-25l27-7414c0-5 0-8 3-12s5-7 9-10 8-3 13-3l1428 10z">
          <text:p/>
        </draw:path>
        <draw:frame draw:style-name="gr7" draw:text-style-name="P6" draw:layer="layout" svg:width="1.683cm" svg:height="0.743cm" svg:x="13.05cm" svg:y="4.13cm">
          <draw:text-box>
            <text:p text:style-name="P5"><text:span text:style-name="T1">Bias Off</text:span></text:p>
            <text:p text:style-name="P5"><text:span text:style-name="T1">Tri-Stated</text:span></text:p>
          </draw:text-box>
        </draw:frame>
        <draw:path draw:style-name="gr17" draw:text-style-name="P1" draw:layer="layout" svg:width="2.289cm" svg:height="0.175cm" svg:x="7.57cm" svg:y="4.765cm" svg:viewBox="0 0 2290 176" svg:d="M2290 50v-25-25l-1800 2c-2 0-4 0-7 1l-273 77-14-48-196 133 237 11-14-48 270-76z">
          <text:p/>
        </draw:path>
        <draw:circle draw:style-name="gr18" draw:text-style-name="P1" draw:layer="layout" svg:width="0.23cm" svg:height="0.23cm" svg:x="9.74cm" svg:y="4.68cm">
          <text:p/>
        </draw:circle>
        <draw:path draw:style-name="gr17" draw:text-style-name="P1" draw:layer="layout" svg:width="2.069cm" svg:height="0.174cm" draw:transform="rotate (-3.14159265358979) translate (8.05cm 9.945cm)" svg:viewBox="0 0 2070 175" svg:d="M0 50v-25-25l1580 1c2 0 4 0 7 1l273 77 14-48 196 133-237 11 14-48-270-76z">
          <text:p/>
        </draw:path>
        <draw:circle draw:style-name="gr18" draw:text-style-name="P1" draw:layer="layout" svg:width="0.23cm" svg:height="0.23cm" svg:x="10.48cm" svg:y="5.3cm">
          <text:p/>
        </draw:circle>
        <draw:connector draw:style-name="gr15" draw:text-style-name="P1" draw:layer="layout" draw:type="line" svg:x1="9.291cm" svg:y1="3.982cm" svg:x2="9.312cm" svg:y2="7.538cm" svg:d="M9291 3982l21 3556" svg:viewBox="0 0 22 3557">
          <text:p/>
        </draw:connector>
        <draw:polygon draw:style-name="gr12" draw:text-style-name="P3" draw:layer="layout" svg:width="0.299cm" svg:height="0.299cm" draw:transform="rotate (1.5707963267949) translate (9.14cm 4.6cm)" svg:viewBox="0 0 300 300" draw:points="0,300 0,0 300,151 300,151">
          <text:p/>
        </draw:polygon>
        <draw:line draw:style-name="gr9" draw:text-style-name="P1" draw:layer="layout" svg:x1="9.13cm" svg:y1="4.29cm" svg:x2="9.46cm" svg:y2="4.29cm">
          <text:p/>
        </draw:line>
        <draw:polygon draw:style-name="gr12" draw:text-style-name="P3" draw:layer="layout" svg:width="0.299cm" svg:height="0.299cm" draw:transform="rotate (1.5707963267949) translate (9.15cm 6.11cm)" svg:viewBox="0 0 300 300" draw:points="0,300 0,0 300,151 300,151">
          <text:p/>
        </draw:polygon>
        <draw:line draw:style-name="gr9" draw:text-style-name="P1" draw:layer="layout" svg:x1="9.14cm" svg:y1="5.8cm" svg:x2="9.47cm" svg:y2="5.8cm">
          <text:p/>
        </draw:line>
        <draw:connector draw:style-name="gr11" draw:text-style-name="P1" draw:layer="layout" draw:type="line" svg:x1="7.91cm" svg:y1="5.11cm" svg:x2="9.41cm" svg:y2="5.125cm" draw:start-shape="id5" draw:start-glue-point="1" svg:d="M7910 5110l1500 15" svg:viewBox="0 0 1501 16">
          <text:p/>
        </draw:connector>
        <draw:connector draw:style-name="gr11" draw:text-style-name="P1" draw:layer="layout" draw:type="line" svg:x1="8.49cm" svg:y1="2.55cm" svg:x2="8.472cm" svg:y2="5.241cm" draw:start-shape="id6" draw:start-glue-point="2" svg:d="M8490 2550l-18 2691" svg:viewBox="0 0 19 2692">
          <text:p/>
        </draw:connector>
        <draw:polygon draw:style-name="gr12" draw:text-style-name="P3" draw:layer="layout" svg:width="0.299cm" svg:height="0.299cm" svg:x="3.69cm" svg:y="3.2cm" svg:viewBox="0 0 300 300" draw:points="0,300 0,0 300,151 300,151">
          <text:p/>
        </draw:polygon>
        <draw:connector draw:style-name="gr19" draw:text-style-name="P1" draw:layer="layout" draw:type="line" svg:x1="4.6cm" svg:y1="2.55cm" svg:x2="4.601cm" svg:y2="3.142cm" draw:start-shape="id7" draw:start-glue-point="2" svg:d="M4600 2550l1 592" svg:viewBox="0 0 2 593">
          <text:p/>
        </draw:connector>
        <draw:connector draw:style-name="gr20" draw:text-style-name="P1" draw:layer="layout" draw:type="line" svg:x1="4.485cm" svg:y1="3.59cm" svg:x2="8.601cm" svg:y2="3.62cm" svg:d="M4485 3590l4116 30" svg:viewBox="0 0 4117 31">
          <text:p/>
        </draw:connector>
        <draw:line draw:style-name="gr9" draw:text-style-name="P1" draw:layer="layout" svg:x1="4.52cm" svg:y1="3.51cm" svg:x2="4.4cm" svg:y2="3.13cm">
          <text:p/>
        </draw:line>
        <draw:line draw:style-name="gr21" draw:text-style-name="P1" draw:layer="layout" svg:x1="3.98cm" svg:y1="3.35cm" svg:x2="4.46cm" svg:y2="3.34cm">
          <text:p/>
        </draw:line>
        <draw:path draw:style-name="gr22" draw:text-style-name="P1" draw:layer="layout" svg:width="0.709cm" svg:height="5.208cm" svg:x="2.96cm" svg:y="3.241cm" svg:viewBox="0 0 710 5209" svg:d="M497 114v22c2 9 6 19 11 28 9 16 20 28 36 37s32 13 50 14 34-4 50-13 28-21 37-36c9-16 14-32 14-50s-4-34-13-50-20-28-36-37-32-14-50-14-34 4-50 13-28 21-37 36c-6 10-10 20-12 30zM3 102c3-4 6-7 10-10s7-3 12-3h458c2-11 7-22 13-32 11-19 23-31 42-42s37-15 58-15 38 5 57 16 31 23 42 42 15 37 15 58-5 38-16 57-23 31-42 42-37 15-58 15-38-5-57-16-32-24-42-42c-6-11-10-22-13-33h-432v5070h-25-25v-5095c0-5 0-8 3-12z">
          <text:p/>
        </draw:path>
        <draw:line draw:style-name="gr9" draw:text-style-name="P1" draw:layer="layout" svg:x1="3.66cm" svg:y1="7.25cm" svg:x2="3.84cm" svg:y2="7.32cm">
          <text:p/>
        </draw:line>
        <draw:line draw:style-name="gr9" draw:text-style-name="P1" draw:layer="layout" svg:x1="3.84cm" svg:y1="7.31cm" svg:x2="3.5cm" svg:y2="7.45cm">
          <text:p/>
        </draw:line>
        <draw:line draw:style-name="gr9" draw:text-style-name="P1" draw:layer="layout" svg:x1="3.5cm" svg:y1="7.44cm" svg:x2="3.86cm" svg:y2="7.53cm">
          <text:p/>
        </draw:line>
        <draw:line draw:style-name="gr9" draw:text-style-name="P1" draw:layer="layout" svg:x1="3.86cm" svg:y1="7.53cm" svg:x2="3.5cm" svg:y2="7.64cm">
          <text:p/>
        </draw:line>
        <draw:line draw:style-name="gr9" draw:text-style-name="P1" draw:layer="layout" svg:x1="3.51cm" svg:y1="7.64cm" svg:x2="3.87cm" svg:y2="7.73cm">
          <text:p/>
        </draw:line>
        <draw:line draw:style-name="gr9" draw:text-style-name="P1" draw:layer="layout" svg:x1="3.87cm" svg:y1="7.73cm" svg:x2="3.51cm" svg:y2="7.84cm">
          <text:p/>
        </draw:line>
        <draw:line draw:style-name="gr9" draw:text-style-name="P1" draw:layer="layout" svg:x1="3.51cm" svg:y1="7.84cm" svg:x2="3.69cm" svg:y2="7.89cm">
          <text:p/>
        </draw:line>
        <draw:polygon draw:style-name="gr12" draw:text-style-name="P3" xml:id="id8" draw:id="id8" draw:layer="layout" svg:width="0.999cm" svg:height="0.999cm" svg:x="5.45cm" svg:y="9.028cm" svg:viewBox="0 0 1000 1000" draw:points="0,1000 0,0 1000,503 1000,503">
          <text:p/>
        </draw:polygon>
        <draw:frame draw:style-name="gr4" draw:text-style-name="P4" draw:layer="layout" svg:width="0.591cm" svg:height="0.497cm" svg:x="5.27cm" svg:y="8.94cm">
          <draw:text-box>
            <text:p text:style-name="P1"><text:span text:style-name="T1">-</text:span></text:p>
          </draw:text-box>
        </draw:frame>
        <draw:frame draw:style-name="gr4" draw:text-style-name="P4" draw:layer="layout" svg:width="0.68cm" svg:height="0.497cm" svg:x="5.23cm" svg:y="9.578cm">
          <draw:text-box>
            <text:p text:style-name="P1"><text:span text:style-name="T1">+</text:span></text:p>
          </draw:text-box>
        </draw:frame>
        <draw:rect draw:style-name="gr3" draw:text-style-name="P1" draw:layer="layout" svg:width="0.3cm" svg:height="0.3cm" svg:x="2.233cm" svg:y="8.353cm">
          <text:p/>
        </draw:rect>
        <draw:frame draw:style-name="gr4" draw:text-style-name="P4" draw:layer="layout" svg:width="1.328cm" svg:height="0.497cm" svg:x="1.092cm" svg:y="8.25cm">
          <draw:text-box>
            <text:p text:style-name="P1"><text:span text:style-name="T1">RANGE</text:span></text:p>
          </draw:text-box>
        </draw:frame>
        <draw:frame draw:style-name="gr4" draw:text-style-name="P4" draw:layer="layout" svg:width="0.65cm" svg:height="0.497cm" svg:x="2.211cm" svg:y="7.966cm">
          <draw:text-box>
            <text:p text:style-name="P1"><text:span text:style-name="T1">5</text:span></text:p>
          </draw:text-box>
        </draw:frame>
        <draw:line draw:style-name="gr11" draw:text-style-name="P1" draw:layer="layout" svg:x1="3.68cm" svg:y1="7.87cm" svg:x2="3.67cm" svg:y2="9.42cm">
          <text:p/>
        </draw:line>
        <draw:rect draw:style-name="gr3" draw:text-style-name="P1" draw:layer="layout" svg:width="0.3cm" svg:height="0.3cm" svg:x="2.234cm" svg:y="9.154cm">
          <text:p/>
        </draw:rect>
        <draw:frame draw:style-name="gr4" draw:text-style-name="P4" draw:layer="layout" svg:width="0.989cm" svg:height="0.497cm" svg:x="1.4cm" svg:y="9.06cm">
          <draw:text-box>
            <text:p text:style-name="P1"><text:span text:style-name="T1">CS+</text:span></text:p>
          </draw:text-box>
        </draw:frame>
        <draw:frame draw:style-name="gr4" draw:text-style-name="P4" draw:layer="layout" svg:width="0.65cm" svg:height="0.497cm" svg:x="2.212cm" svg:y="8.767cm">
          <draw:text-box>
            <text:p text:style-name="P1"><text:span text:style-name="T1">6</text:span></text:p>
          </draw:text-box>
        </draw:frame>
        <draw:line draw:style-name="gr9" draw:text-style-name="P1" draw:layer="layout" svg:x1="5.45cm" svg:y1="9.3cm" svg:x2="3.26cm" svg:y2="9.3cm">
          <text:p/>
        </draw:line>
        <draw:line draw:style-name="gr9" draw:text-style-name="P1" draw:layer="layout" svg:x1="3.29cm" svg:y1="9.28cm" svg:x2="3.22cm" svg:y2="9.46cm">
          <text:p/>
        </draw:line>
        <draw:line draw:style-name="gr9" draw:text-style-name="P1" draw:layer="layout" svg:x1="3.23cm" svg:y1="9.46cm" svg:x2="3.09cm" svg:y2="9.12cm">
          <text:p/>
        </draw:line>
        <draw:line draw:style-name="gr9" draw:text-style-name="P1" draw:layer="layout" svg:x1="3.1cm" svg:y1="9.12cm" svg:x2="3.01cm" svg:y2="9.48cm">
          <text:p/>
        </draw:line>
        <draw:line draw:style-name="gr9" draw:text-style-name="P1" draw:layer="layout" svg:x1="3.01cm" svg:y1="9.48cm" svg:x2="2.9cm" svg:y2="9.12cm">
          <text:p/>
        </draw:line>
        <draw:line draw:style-name="gr9" draw:text-style-name="P1" draw:layer="layout" svg:x1="2.9cm" svg:y1="9.13cm" svg:x2="2.81cm" svg:y2="9.49cm">
          <text:p/>
        </draw:line>
        <draw:line draw:style-name="gr9" draw:text-style-name="P1" draw:layer="layout" svg:x1="2.81cm" svg:y1="9.49cm" svg:x2="2.7cm" svg:y2="9.13cm">
          <text:p/>
        </draw:line>
        <draw:line draw:style-name="gr9" draw:text-style-name="P1" draw:layer="layout" svg:x1="2.7cm" svg:y1="9.13cm" svg:x2="2.65cm" svg:y2="9.31cm">
          <text:p/>
        </draw:line>
        <draw:line draw:style-name="gr9" draw:text-style-name="P1" draw:layer="layout" svg:x1="2.67cm" svg:y1="9.3cm" svg:x2="2.54cm" svg:y2="9.3cm">
          <text:p/>
        </draw:line>
        <draw:path draw:style-name="gr10" draw:text-style-name="P1" draw:layer="layout" svg:width="3.797cm" svg:height="0.594cm" svg:x="2.533cm" svg:y="8.47cm" svg:viewBox="0 0 3798 595" svg:d="M0 58v-25-25l3772-8c5 0 9 0 13 3s6 5 9 9 3 8 3 13l1 545c0 5 0 8-3 12s-5 7-9 10-8 3-13 3h-6v-25h-19l-1-520z">
          <text:p/>
        </draw:path>
        <draw:line draw:style-name="gr21" draw:text-style-name="P1" draw:layer="layout" svg:x1="6.31cm" svg:y1="9.03cm" svg:x2="5.87cm" svg:y2="9.25cm">
          <text:p/>
        </draw:line>
        <draw:path draw:style-name="gr14" draw:text-style-name="P1" draw:layer="layout" svg:width="1.859cm" svg:height="2.379cm" svg:x="3.57cm" svg:y="6.82cm" svg:viewBox="0 0 1860 2380" svg:d="M1158 70c5 0 9 0 13 3s6 6 9 10 3 7 3 12v2235h677v25 25h-702c-5 0-8 0-12-3s-7-5-10-9-3-8-3-13v-2235l-907 20-5 17-10 21-15 18-18 15-21 10-21 6-21 3-21-3-22-6-20-10-18-15-15-18-10-21-7-21-2-22 2-20 7-22 10-20 15-18 18-15 20-10 22-6 21-3 21 3 21 6 21 10 18 15 15 18 10 20 5 18z">
          <text:p/>
        </draw:path>
        <draw:rect draw:style-name="gr3" draw:text-style-name="P1" draw:layer="layout" svg:width="0.3cm" svg:height="0.3cm" svg:x="2.234cm" svg:y="9.955cm">
          <text:p/>
        </draw:rect>
        <draw:frame draw:style-name="gr4" draw:text-style-name="P4" draw:layer="layout" svg:width="0.9cm" svg:height="0.497cm" svg:x="1.4cm" svg:y="9.861cm">
          <draw:text-box>
            <text:p text:style-name="P1"><text:span text:style-name="T1">CS-</text:span></text:p>
          </draw:text-box>
        </draw:frame>
        <draw:line draw:style-name="gr23" draw:text-style-name="P1" draw:layer="layout" svg:x1="4.29cm" svg:y1="10.1cm" svg:x2="3.26cm" svg:y2="10.101cm">
          <text:p/>
        </draw:line>
        <draw:line draw:style-name="gr9" draw:text-style-name="P1" draw:layer="layout" svg:x1="3.29cm" svg:y1="10.081cm" svg:x2="3.22cm" svg:y2="10.261cm">
          <text:p/>
        </draw:line>
        <draw:line draw:style-name="gr9" draw:text-style-name="P1" draw:layer="layout" svg:x1="3.23cm" svg:y1="10.261cm" svg:x2="3.09cm" svg:y2="9.921cm">
          <text:p/>
        </draw:line>
        <draw:line draw:style-name="gr9" draw:text-style-name="P1" draw:layer="layout" svg:x1="3.1cm" svg:y1="9.921cm" svg:x2="3.01cm" svg:y2="10.281cm">
          <text:p/>
        </draw:line>
        <draw:line draw:style-name="gr9" draw:text-style-name="P1" draw:layer="layout" svg:x1="3.01cm" svg:y1="10.281cm" svg:x2="2.9cm" svg:y2="9.921cm">
          <text:p/>
        </draw:line>
        <draw:line draw:style-name="gr9" draw:text-style-name="P1" draw:layer="layout" svg:x1="2.9cm" svg:y1="9.931cm" svg:x2="2.81cm" svg:y2="10.291cm">
          <text:p/>
        </draw:line>
        <draw:line draw:style-name="gr9" draw:text-style-name="P1" draw:layer="layout" svg:x1="2.81cm" svg:y1="10.291cm" svg:x2="2.7cm" svg:y2="9.931cm">
          <text:p/>
        </draw:line>
        <draw:line draw:style-name="gr9" draw:text-style-name="P1" draw:layer="layout" svg:x1="2.7cm" svg:y1="9.931cm" svg:x2="2.65cm" svg:y2="10.111cm">
          <text:p/>
        </draw:line>
        <draw:line draw:style-name="gr9" draw:text-style-name="P1" draw:layer="layout" svg:x1="2.67cm" svg:y1="10.101cm" svg:x2="2.54cm" svg:y2="10.101cm">
          <text:p/>
        </draw:line>
        <draw:path draw:style-name="gr10" draw:text-style-name="P1" draw:layer="layout" svg:width="1.294cm" svg:height="0.832cm" svg:x="4.155cm" svg:y="9.705cm" svg:viewBox="0 0 1295 833" svg:d="M1295 0v25 25h-1245v733h135v25 25h-160c-5 0-8 0-12-3s-7-5-10-9-3-8-3-13v-783c0-5 0-8 3-12s6-7 10-10 7-3 12-3z">
          <text:p/>
        </draw:path>
        <draw:line draw:style-name="gr9" draw:text-style-name="P1" draw:layer="layout" svg:x1="4.96cm" svg:y1="10.49cm" svg:x2="4.89cm" svg:y2="10.67cm">
          <text:p/>
        </draw:line>
        <draw:line draw:style-name="gr9" draw:text-style-name="P1" draw:layer="layout" svg:x1="4.9cm" svg:y1="10.67cm" svg:x2="4.76cm" svg:y2="10.33cm">
          <text:p/>
        </draw:line>
        <draw:line draw:style-name="gr9" draw:text-style-name="P1" draw:layer="layout" svg:x1="4.77cm" svg:y1="10.33cm" svg:x2="4.68cm" svg:y2="10.69cm">
          <text:p/>
        </draw:line>
        <draw:line draw:style-name="gr9" draw:text-style-name="P1" draw:layer="layout" svg:x1="4.68cm" svg:y1="10.69cm" svg:x2="4.57cm" svg:y2="10.33cm">
          <text:p/>
        </draw:line>
        <draw:line draw:style-name="gr9" draw:text-style-name="P1" draw:layer="layout" svg:x1="4.57cm" svg:y1="10.34cm" svg:x2="4.48cm" svg:y2="10.7cm">
          <text:p/>
        </draw:line>
        <draw:line draw:style-name="gr9" draw:text-style-name="P1" draw:layer="layout" svg:x1="4.48cm" svg:y1="10.7cm" svg:x2="4.37cm" svg:y2="10.34cm">
          <text:p/>
        </draw:line>
        <draw:line draw:style-name="gr9" draw:text-style-name="P1" draw:layer="layout" svg:x1="4.37cm" svg:y1="10.34cm" svg:x2="4.32cm" svg:y2="10.52cm">
          <text:p/>
        </draw:line>
        <draw:line draw:style-name="gr9" draw:text-style-name="P1" draw:layer="layout" svg:x1="6.26cm" svg:y1="10.49cm" svg:x2="6.19cm" svg:y2="10.67cm">
          <text:p/>
        </draw:line>
        <draw:line draw:style-name="gr9" draw:text-style-name="P1" draw:layer="layout" svg:x1="6.2cm" svg:y1="10.67cm" svg:x2="6.06cm" svg:y2="10.33cm">
          <text:p/>
        </draw:line>
        <draw:line draw:style-name="gr9" draw:text-style-name="P1" draw:layer="layout" svg:x1="6.07cm" svg:y1="10.33cm" svg:x2="5.98cm" svg:y2="10.69cm">
          <text:p/>
        </draw:line>
        <draw:line draw:style-name="gr9" draw:text-style-name="P1" draw:layer="layout" svg:x1="5.98cm" svg:y1="10.69cm" svg:x2="5.87cm" svg:y2="10.33cm">
          <text:p/>
        </draw:line>
        <draw:line draw:style-name="gr9" draw:text-style-name="P1" draw:layer="layout" svg:x1="5.87cm" svg:y1="10.34cm" svg:x2="5.78cm" svg:y2="10.7cm">
          <text:p/>
        </draw:line>
        <draw:line draw:style-name="gr9" draw:text-style-name="P1" draw:layer="layout" svg:x1="5.78cm" svg:y1="10.7cm" svg:x2="5.67cm" svg:y2="10.34cm">
          <text:p/>
        </draw:line>
        <draw:line draw:style-name="gr9" draw:text-style-name="P1" draw:layer="layout" svg:x1="5.67cm" svg:y1="10.34cm" svg:x2="5.62cm" svg:y2="10.52cm">
          <text:p/>
        </draw:line>
        <draw:rect draw:style-name="gr3" draw:text-style-name="P1" xml:id="id9" draw:id="id9" draw:layer="layout" svg:width="0.3cm" svg:height="0.3cm" svg:x="2.234cm" svg:y="11.056cm">
          <text:p/>
        </draw:rect>
        <draw:frame draw:style-name="gr4" draw:text-style-name="P4" draw:layer="layout" svg:width="1.311cm" svg:height="0.497cm" svg:x="1.089cm" svg:y="10.96cm">
          <draw:text-box>
            <text:p text:style-name="P1"><text:span text:style-name="T1">CSOUT</text:span></text:p>
          </draw:text-box>
        </draw:frame>
        <draw:connector draw:style-name="gr24" draw:text-style-name="P1" draw:layer="layout" draw:line-skew="0.485cm" svg:x1="6.45cm" svg:y1="9.528cm" svg:x2="2.534cm" svg:y2="11.206cm" draw:start-shape="id8" draw:start-glue-point="1" draw:end-shape="id9" draw:end-glue-point="1" svg:d="M6450 9528h1010v1678h-4926" svg:viewBox="0 0 4927 1679">
          <text:p/>
        </draw:connector>
        <draw:frame draw:style-name="gr4" draw:text-style-name="P4" draw:layer="layout" svg:width="0.798cm" svg:height="0.497cm" svg:x="2.182cm" svg:y="9.597cm">
          <draw:text-box>
            <text:p text:style-name="P1"><text:span text:style-name="T1">19</text:span></text:p>
          </draw:text-box>
        </draw:frame>
        <draw:frame draw:style-name="gr4" draw:text-style-name="P4" draw:layer="layout" svg:width="0.798cm" svg:height="0.497cm" svg:x="2.212cm" svg:y="10.669cm">
          <draw:text-box>
            <text:p text:style-name="P1"><text:span text:style-name="T1">23</text:span></text:p>
          </draw:text-box>
        </draw:frame>
        <draw:line draw:style-name="gr9" draw:text-style-name="P1" draw:layer="layout" svg:x1="4.94cm" svg:y1="10.5cm" svg:x2="5.63cm" svg:y2="10.5cm">
          <text:p/>
        </draw:line>
        <draw:line draw:style-name="gr11" draw:text-style-name="P1" draw:layer="layout" svg:x1="6.25cm" svg:y1="10.51cm" svg:x2="7.58cm" svg:y2="10.51cm">
          <text:p/>
        </draw:line>
        <draw:path draw:style-name="gr25" draw:text-style-name="P1" draw:layer="layout" svg:width="0.422cm" svg:height="0.79cm" svg:x="5.037cm" svg:y="9.825cm" svg:viewBox="0 0 423 791" svg:d="M423 5v20c0 5 0 9-3 13s-5 6-9 9-8 3-13 3h-263l5 515 17 5 21 10 18 15 15 18 10 21 6 21 3 21-3 21-6 22-10 20-15 18-18 15-21 10-21 7-22 2-20-2-22-7-20-10-18-15-15-18-10-20-6-22-3-21 3-21 6-21 10-21 15-18 18-15 20-10 18-5-5-540c0-5 0-8 3-12s6-7 10-10 7-3 12-3h288v5z">
          <text:p/>
        </draw:path>
        <draw:rect draw:style-name="gr3" draw:text-style-name="P1" draw:layer="layout" svg:width="0.3cm" svg:height="0.3cm" svg:x="2.235cm" svg:y="11.956cm">
          <text:p/>
        </draw:rect>
        <draw:frame draw:style-name="gr4" draw:text-style-name="P4" draw:layer="layout" svg:width="0.938cm" svg:height="0.497cm" svg:x="1.47cm" svg:y="11.873cm">
          <draw:text-box>
            <text:p text:style-name="P1"><text:span text:style-name="T1">INH</text:span></text:p>
          </draw:text-box>
        </draw:frame>
        <draw:frame draw:style-name="gr4" draw:text-style-name="P4" draw:layer="layout" svg:width="0.65cm" svg:height="0.497cm" svg:x="2.213cm" svg:y="11.569cm">
          <draw:text-box>
            <text:p text:style-name="P1"><text:span text:style-name="T1">1</text:span></text:p>
          </draw:text-box>
        </draw:frame>
        <draw:line draw:style-name="gr9" draw:text-style-name="P1" draw:layer="layout" svg:x1="2.54cm" svg:y1="12.1cm" svg:x2="9.85cm" svg:y2="12.07cm">
          <text:p/>
        </draw:line>
        <draw:polygon draw:style-name="gr12" draw:text-style-name="P3" draw:layer="layout" svg:width="0.299cm" svg:height="0.299cm" svg:x="3.52cm" svg:y="11.94cm" svg:viewBox="0 0 300 300" draw:points="0,300 0,0 300,151 300,151">
          <text:p/>
        </draw:polygon>
        <draw:path draw:style-name="gr16" draw:text-style-name="P1" draw:layer="layout" svg:width="0.499cm" svg:height="0.399cm" draw:transform="rotate (1.5707963267949) translate (10.38cm 12.02cm)" svg:viewBox="0 0 500 400" svg:d="M9 3c2-2 6-3 11-3h286c5 0 9 1 13 3 2 2 5 4 7 6l170 180h2c1 3 2 7 2 11s-1 7-2 11h-2l-170 180c-2 2-5 4-7 6-4 2-8 3-13 3h-286c-5 0-9-1-11-3-4-2-8-4-9-6 0 0 34-187 34-191s-34-191-34-191c1-2 5-4 9-6zM294 359l156-159-156-159-243-5 19 164-27 163z">
          <text:p/>
        </draw:path>
        <draw:path draw:style-name="gr16" draw:text-style-name="P1" draw:layer="layout" svg:width="0.499cm" svg:height="0.399cm" svg:x="8.01cm" svg:y="9.72cm" svg:viewBox="0 0 500 400" svg:d="M491 3c-2-2-6-3-11-3h-286c-5 0-9 1-13 3-2 2-5 4-7 6l-170 180h-1c-2 3-3 7-3 11s1 7 3 11h1l170 180c2 2 5 4 7 6 4 2 8 3 13 3h286c5 0 9-1 11-3 4-2 8-4 9-6 0 0-34-187-34-191s34-191 34-191c-1-2-5-4-9-6zM206 359l-156-159 156-159 243-5-19 164 28 163z">
          <text:p/>
        </draw:path>
        <draw:line draw:style-name="gr11" draw:text-style-name="P1" draw:layer="layout" svg:x1="8.47cm" svg:y1="9.81cm" svg:x2="9.95cm" svg:y2="9.81cm">
          <text:p/>
        </draw:line>
        <draw:line draw:style-name="gr11" draw:text-style-name="P1" draw:layer="layout" svg:x1="8.48cm" svg:y1="10.01cm" svg:x2="10.7cm" svg:y2="10.01cm">
          <text:p/>
        </draw:line>
        <draw:frame draw:style-name="gr4" draw:text-style-name="P6" draw:layer="layout" svg:width="1.433cm" svg:height="0.497cm" svg:x="6.197cm" svg:y="9.56cm">
          <draw:text-box>
            <text:p text:style-name="P5"><text:span text:style-name="T1">Bias Off</text:span></text:p>
          </draw:text-box>
        </draw:frame>
        <draw:rect draw:style-name="gr3" draw:text-style-name="P1" draw:layer="layout" svg:width="0.3cm" svg:height="0.3cm" svg:x="2.236cm" svg:y="12.957cm">
          <text:p/>
        </draw:rect>
        <draw:frame draw:style-name="gr4" draw:text-style-name="P4" draw:layer="layout" svg:width="1.133cm" svg:height="0.497cm" svg:x="1.317cm" svg:y="12.87cm">
          <draw:text-box>
            <text:p text:style-name="P1"><text:span text:style-name="T1">PARK</text:span></text:p>
          </draw:text-box>
        </draw:frame>
        <draw:frame draw:style-name="gr4" draw:text-style-name="P4" draw:layer="layout" svg:width="0.65cm" svg:height="0.497cm" svg:x="2.214cm" svg:y="12.57cm">
          <draw:text-box>
            <text:p text:style-name="P1"><text:span text:style-name="T1">4</text:span></text:p>
          </draw:text-box>
        </draw:frame>
        <draw:rect draw:style-name="gr3" draw:text-style-name="P1" draw:layer="layout" svg:width="0.3cm" svg:height="0.3cm" svg:x="2.237cm" svg:y="13.758cm">
          <text:p/>
        </draw:rect>
        <draw:frame draw:style-name="gr4" draw:text-style-name="P4" draw:layer="layout" svg:width="0.925cm" svg:height="0.497cm" svg:x="1.51cm" svg:y="13.67cm">
          <draw:text-box>
            <text:p text:style-name="P1"><text:span text:style-name="T1">VIN</text:span></text:p>
          </draw:text-box>
        </draw:frame>
        <draw:frame draw:style-name="gr4" draw:text-style-name="P4" draw:layer="layout" svg:width="0.798cm" svg:height="0.497cm" svg:x="2.215cm" svg:y="13.371cm">
          <draw:text-box>
            <text:p text:style-name="P1"><text:span text:style-name="T1">16</text:span></text:p>
          </draw:text-box>
        </draw:frame>
        <draw:rect draw:style-name="gr3" draw:text-style-name="P1" draw:layer="layout" svg:width="0.3cm" svg:height="0.3cm" svg:x="2.238cm" svg:y="14.559cm">
          <text:p/>
        </draw:rect>
        <draw:frame draw:style-name="gr4" draw:text-style-name="P4" draw:layer="layout" svg:width="0.803cm" svg:height="0.497cm" svg:x="1.577cm" svg:y="14.45cm">
          <draw:text-box>
            <text:p text:style-name="P1"><text:span text:style-name="T1">VL</text:span></text:p>
          </draw:text-box>
        </draw:frame>
        <draw:frame draw:style-name="gr4" draw:text-style-name="P4" draw:layer="layout" svg:width="0.798cm" svg:height="0.497cm" svg:x="2.216cm" svg:y="14.172cm">
          <draw:text-box>
            <text:p text:style-name="P1"><text:span text:style-name="T1">22</text:span></text:p>
          </draw:text-box>
        </draw:frame>
        <draw:line draw:style-name="gr21" draw:text-style-name="P1" draw:layer="layout" svg:x1="2.54cm" svg:y1="13.9cm" svg:x2="3.49cm" svg:y2="13.9cm">
          <text:p/>
        </draw:line>
        <draw:frame draw:style-name="gr4" draw:text-style-name="P4" draw:layer="layout" svg:width="1.899cm" svg:height="0.497cm" svg:x="3.31cm" svg:y="13.671cm">
          <draw:text-box>
            <text:p text:style-name="P1"><text:span text:style-name="T1">Bias Supply</text:span></text:p>
          </draw:text-box>
        </draw:frame>
        <draw:line draw:style-name="gr21" draw:text-style-name="P1" draw:layer="layout" svg:x1="2.528cm" svg:y1="14.701cm" svg:x2="3.478cm" svg:y2="14.701cm">
          <text:p/>
        </draw:line>
        <draw:frame draw:style-name="gr4" draw:text-style-name="P4" draw:layer="layout" svg:width="2.026cm" svg:height="0.497cm" svg:x="3.298cm" svg:y="14.472cm">
          <draw:text-box>
            <text:p text:style-name="P1"><text:span text:style-name="T1">Logic Supply</text:span></text:p>
          </draw:text-box>
        </draw:frame>
        <draw:path draw:style-name="gr10" draw:text-style-name="P1" draw:layer="layout" svg:width="8.023cm" svg:height="1.171cm" svg:x="2.536cm" svg:y="11.97cm" svg:viewBox="0 0 8024 1172" svg:d="M0 1162v-25-25l7974 10-5-1122h25 25l5 1147c0 5 0 9-3 13s-5 6-9 9-8 3-13 3z">
          <text:p/>
        </draw:path>
        <draw:path draw:style-name="gr10" draw:text-style-name="P1" draw:layer="layout" svg:width="1.434cm" svg:height="0.644cm" svg:x="9.04cm" svg:y="11.99cm" svg:viewBox="0 0 1435 645" svg:d="M0 645v-25-25h1380l5-595h25 25l-5 620c0 5 0 9-3 13s-5 6-9 9-8 3-13 3z">
          <text:p/>
        </draw:path>
        <draw:rect draw:style-name="gr3" draw:text-style-name="P1" draw:layer="layout" svg:width="0.3cm" svg:height="0.3cm" svg:x="16.243cm" svg:y="8.373cm">
          <text:p/>
        </draw:rect>
        <draw:frame draw:style-name="gr7" draw:text-style-name="P4" draw:layer="layout" svg:width="1.497cm" svg:height="0.497cm" svg:x="16.373cm" svg:y="8.28cm">
          <draw:text-box>
            <text:p text:style-name="P1"><text:span text:style-name="T1">PRKDRV</text:span></text:p>
          </draw:text-box>
        </draw:frame>
        <draw:frame draw:style-name="gr7" draw:text-style-name="P4" draw:layer="layout" svg:width="0.798cm" svg:height="0.497cm" svg:x="15.742cm" svg:y="7.963cm">
          <draw:text-box>
            <text:p text:style-name="P1"><text:span text:style-name="T1">21</text:span></text:p>
          </draw:text-box>
        </draw:frame>
        <draw:line draw:style-name="gr9" draw:text-style-name="P1" xml:id="id10" draw:id="id10" draw:layer="layout" svg:x1="15.37cm" svg:y1="8.5cm" svg:x2="15.37cm" svg:y2="9.05cm">
          <text:p/>
        </draw:line>
        <draw:path draw:style-name="gr10" draw:text-style-name="P1" draw:layer="layout" svg:width="0.869cm" svg:height="0.191cm" svg:x="15.373cm" svg:y="8.498cm" svg:viewBox="0 0 870 192" svg:d="M870 0v25 25h-517l-323 137c-1 1-2 1-2 2-4 2-8 3-13 3h-10v-25-13l-5-7 5-4v-1h2l323-137c1-1 2-1 3-2 3-2 7-3 12-3z">
          <text:p/>
        </draw:path>
        <draw:line draw:style-name="gr9" draw:text-style-name="P1" draw:layer="layout" svg:x1="15.64cm" svg:y1="9.57cm" svg:x2="16.2cm" svg:y2="9.57cm">
          <text:p/>
        </draw:line>
        <draw:line draw:style-name="gr9" draw:text-style-name="P1" draw:layer="layout" svg:x1="15.68cm" svg:y1="9.64cm" svg:x2="16.16cm" svg:y2="9.64cm">
          <text:p/>
        </draw:line>
        <draw:line draw:style-name="gr9" draw:text-style-name="P1" draw:layer="layout" svg:x1="15.72cm" svg:y1="9.71cm" svg:x2="16.13cm" svg:y2="9.71cm">
          <text:p/>
        </draw:line>
        <draw:line draw:style-name="gr9" draw:text-style-name="P1" draw:layer="layout" svg:x1="15.76cm" svg:y1="9.78cm" svg:x2="16.08cm" svg:y2="9.78cm">
          <text:p/>
        </draw:line>
        <draw:line draw:style-name="gr21" draw:text-style-name="P1" draw:layer="layout" svg:x1="15.37cm" svg:y1="8.89cm" svg:x2="15.93cm" svg:y2="9.13cm">
          <text:p/>
        </draw:line>
        <draw:line draw:style-name="gr9" draw:text-style-name="P1" draw:layer="layout" svg:x1="15.92cm" svg:y1="9.12cm" svg:x2="15.93cm" svg:y2="9.56cm">
          <text:p/>
        </draw:line>
        <draw:connector draw:style-name="gr26" draw:text-style-name="P1" draw:layer="layout" draw:line-skew="1.85cm" svg:x1="15.37cm" svg:y1="8.775cm" svg:x2="10.474cm" svg:y2="8.424cm" draw:start-shape="id10" draw:start-glue-point="1" svg:d="M15370 8775h-860v-351h-4036" svg:viewBox="0 0 4897 352">
          <text:p/>
        </draw:connector>
        <draw:polygon draw:style-name="gr12" draw:text-style-name="P3" xml:id="id12" draw:id="id12" draw:layer="layout" svg:width="0.999cm" svg:height="0.999cm" svg:x="12.29cm" svg:y="12.248cm" svg:viewBox="0 0 1000 1000" draw:points="1000,1000 1000,0 0,503 0,503">
          <text:p/>
        </draw:polygon>
        <draw:frame draw:style-name="gr4" draw:text-style-name="P4" draw:layer="layout" svg:width="0.591cm" svg:height="0.497cm" svg:x="12.85cm" svg:y="12.503cm">
          <draw:text-box>
            <text:p text:style-name="P1"><text:span text:style-name="T1">-</text:span></text:p>
          </draw:text-box>
        </draw:frame>
        <draw:frame draw:style-name="gr4" draw:text-style-name="P4" draw:layer="layout" svg:width="0.68cm" svg:height="0.497cm" svg:x="12.81cm" svg:y="12.26cm">
          <draw:text-box>
            <text:p text:style-name="P1"><text:span text:style-name="T1">+</text:span></text:p>
          </draw:text-box>
        </draw:frame>
        <draw:path draw:style-name="gr16" draw:text-style-name="P1" draw:layer="layout" svg:width="0.499cm" svg:height="0.399cm" svg:x="12.11cm" svg:y="13.8cm" svg:viewBox="0 0 500 400" svg:d="M9 3c2-2 6-3 11-3h286c5 0 9 1 13 3 2 2 5 4 7 6l170 180h2c1 3 2 7 2 11s-1 7-2 11h-2l-170 180c-2 2-5 4-7 6-4 2-8 3-13 3h-286c-5 0-9-1-11-3-4-2-8-4-9-6 0 0 34-187 34-191s-34-191-34-191c1-2 5-4 9-6zM294 359l156-159-156-159-243-5 19 164-27 163z">
          <text:p/>
        </draw:path>
        <draw:polygon draw:style-name="gr12" draw:text-style-name="P3" draw:layer="layout" svg:width="0.699cm" svg:height="0.699cm" svg:x="11.94cm" svg:y="9.37cm" svg:viewBox="0 0 700 700" draw:points="700,700 700,0 0,352 0,352">
          <text:p/>
        </draw:polygon>
        <draw:path draw:style-name="gr10" draw:text-style-name="P1" draw:layer="layout" svg:width="0.729cm" svg:height="4.234cm" svg:x="11.42cm" svg:y="9.695cm" svg:viewBox="0 0 730 4235" svg:d="M550 0v25 25h-500v4135l680-5v25 25l-705 5c-5 0-8 0-12-3s-7-5-10-9-3-8-3-13v-4185c0-5 0-8 3-12s6-7 10-10 7-3 12-3z">
          <text:p/>
        </draw:path>
        <draw:path draw:style-name="gr10" draw:text-style-name="P1" draw:layer="layout" svg:width="1.554cm" svg:height="2.149cm" svg:x="10.59cm" svg:y="11.98cm" svg:viewBox="0 0 1555 2150" svg:d="M5 0h25 25l-5 2100 1505-5v25 25l-1530 5c-5 0-8 0-12-3s-7-5-10-9-3-8-3-13z">
          <text:p/>
        </draw:path>
        <draw:polygon draw:style-name="gr25" draw:text-style-name="P1" draw:layer="layout" svg:width="1.719cm" svg:height="0.229cm" svg:x="10.57cm" svg:y="12.635cm" svg:viewBox="0 0 1720 230" draw:points="1720,88 1720,113 1720,138 226,139 222,156 212,177 197,196 178,211 158,221 137,227 116,230 95,228 73,222 52,212 34,197 19,178 9,158 2,137 0,115 2,95 8,73 18,53 33,34 51,19 72,9 93,3 114,0 135,3 156,8 177,18 196,33 211,52 221,72 226,89">
          <text:p/>
        </draw:polygon>
        <draw:path draw:style-name="gr25" draw:text-style-name="P1" draw:layer="layout" svg:width="0.874cm" svg:height="0.531cm" svg:x="10.675cm" svg:y="11.99cm" svg:viewBox="0 0 875 532" svg:d="M0 0h25 25v396h598l4-17 10-21 14-19 18-16 20-11 21-6 21-4 21 2 22 5 21 10 19 14 15 18 11 21 7 20 3 22-1 20-6 22-10 20-14 20-17 15-21 11-21 7-20 3-22-2-21-5-21-10-19-14-16-18-11-19-5-18h-625c-5 0-8 0-12-3s-7-6-10-10-3-7-3-12z">
          <text:p/>
        </draw:path>
        <draw:rect draw:style-name="gr3" draw:text-style-name="P1" xml:id="id11" draw:id="id11" draw:layer="layout" svg:width="0.3cm" svg:height="0.3cm" svg:x="16.244cm" svg:y="12.173cm">
          <text:p/>
        </draw:rect>
        <draw:frame draw:style-name="gr7" draw:text-style-name="P4" draw:layer="layout" svg:width="0.989cm" svg:height="0.497cm" svg:x="16.374cm" svg:y="12.08cm">
          <draw:text-box>
            <text:p text:style-name="P1"><text:span text:style-name="T1">UV1</text:span></text:p>
          </draw:text-box>
        </draw:frame>
        <draw:frame draw:style-name="gr7" draw:text-style-name="P4" draw:layer="layout" svg:width="0.65cm" svg:height="0.497cm" svg:x="15.8cm" svg:y="11.873cm">
          <draw:text-box>
            <text:p text:style-name="P1"><text:span text:style-name="T1">3</text:span></text:p>
          </draw:text-box>
        </draw:frame>
        <draw:rect draw:style-name="gr3" draw:text-style-name="P1" draw:layer="layout" svg:width="0.3cm" svg:height="0.3cm" svg:x="16.244cm" svg:y="12.873cm">
          <text:p/>
        </draw:rect>
        <draw:frame draw:style-name="gr7" draw:text-style-name="P4" draw:layer="layout" svg:width="0.989cm" svg:height="0.497cm" svg:x="16.374cm" svg:y="12.78cm">
          <draw:text-box>
            <text:p text:style-name="P1"><text:span text:style-name="T1">UV2</text:span></text:p>
          </draw:text-box>
        </draw:frame>
        <draw:frame draw:style-name="gr7" draw:text-style-name="P4" draw:layer="layout" svg:width="0.65cm" svg:height="0.497cm" svg:x="15.81cm" svg:y="12.563cm">
          <draw:text-box>
            <text:p text:style-name="P1"><text:span text:style-name="T1">2</text:span></text:p>
          </draw:text-box>
        </draw:frame>
        <draw:rect draw:style-name="gr3" draw:text-style-name="P1" draw:layer="layout" svg:width="0.3cm" svg:height="0.3cm" svg:x="16.244cm" svg:y="13.56cm">
          <text:p/>
        </draw:rect>
        <draw:frame draw:style-name="gr7" draw:text-style-name="P4" draw:layer="layout" svg:width="1.404cm" svg:height="0.497cm" svg:x="16.374cm" svg:y="13.467cm">
          <draw:text-box>
            <text:p text:style-name="P1"><text:span text:style-name="T1">PWROK</text:span></text:p>
          </draw:text-box>
        </draw:frame>
        <draw:frame draw:style-name="gr7" draw:text-style-name="P4" draw:layer="layout" svg:width="0.798cm" svg:height="0.497cm" svg:x="15.67cm" svg:y="13.24cm">
          <draw:text-box>
            <text:p text:style-name="P1"><text:span text:style-name="T1">20</text:span></text:p>
          </draw:text-box>
        </draw:frame>
        <draw:rect draw:style-name="gr3" draw:text-style-name="P1" draw:layer="layout" svg:width="0.3cm" svg:height="0.3cm" svg:x="16.244cm" svg:y="14.373cm">
          <text:p/>
        </draw:rect>
        <draw:frame draw:style-name="gr7" draw:text-style-name="P4" draw:layer="layout" svg:width="1.031cm" svg:height="0.497cm" svg:x="16.374cm" svg:y="14.28cm">
          <draw:text-box>
            <text:p text:style-name="P1"><text:span text:style-name="T1">GND</text:span></text:p>
          </draw:text-box>
        </draw:frame>
        <draw:frame draw:style-name="gr7" draw:text-style-name="P4" draw:layer="layout" svg:width="0.798cm" svg:height="0.497cm" svg:x="15.69cm" svg:y="14.03cm">
          <draw:text-box>
            <text:p text:style-name="P1"><text:span text:style-name="T1">24</text:span></text:p>
          </draw:text-box>
        </draw:frame>
        <draw:rect draw:style-name="gr5" draw:text-style-name="P4" draw:layer="layout" svg:width="1cm" svg:height="1cm" svg:x="13.26cm" svg:y="10.31cm">
          <text:p text:style-name="P4"><text:span text:style-name="T1">1.3V</text:span></text:p>
          <text:p text:style-name="P4"><text:span text:style-name="T1">REF</text:span></text:p>
        </draw:rect>
        <draw:line draw:style-name="gr9" draw:text-style-name="P1" draw:layer="layout" svg:x1="13.5cm" svg:y1="11.78cm" svg:x2="14.06cm" svg:y2="11.78cm">
          <text:p/>
        </draw:line>
        <draw:line draw:style-name="gr9" draw:text-style-name="P1" draw:layer="layout" svg:x1="13.54cm" svg:y1="11.85cm" svg:x2="14.02cm" svg:y2="11.85cm">
          <text:p/>
        </draw:line>
        <draw:line draw:style-name="gr9" draw:text-style-name="P1" draw:layer="layout" svg:x1="13.58cm" svg:y1="11.92cm" svg:x2="13.99cm" svg:y2="11.92cm">
          <text:p/>
        </draw:line>
        <draw:line draw:style-name="gr9" draw:text-style-name="P1" draw:layer="layout" svg:x1="13.62cm" svg:y1="11.99cm" svg:x2="13.94cm" svg:y2="11.99cm">
          <text:p/>
        </draw:line>
        <draw:line draw:style-name="gr9" draw:text-style-name="P1" draw:layer="layout" svg:x1="13.78cm" svg:y1="11.33cm" svg:x2="13.79cm" svg:y2="11.77cm">
          <text:p/>
        </draw:line>
        <draw:connector draw:style-name="gr24" draw:text-style-name="P1" draw:layer="layout" svg:x1="16.244cm" svg:y1="12.323cm" svg:x2="13.29cm" svg:y2="12.748cm" draw:start-shape="id11" draw:start-glue-point="3" draw:end-shape="id12" svg:d="M16244 12323h-1476v425h-1478" svg:viewBox="0 0 2955 426">
          <text:p/>
        </draw:connector>
        <draw:path draw:style-name="gr10" draw:text-style-name="P1" draw:layer="layout" svg:width="1.309cm" svg:height="1.749cm" svg:x="13.31cm" svg:y="10.785cm" svg:viewBox="0 0 1310 1750" svg:d="M950 50v-25-25l325 5c5 0 9 0 13 3s6 6 9 10 3 7 3 12l10 1695c0 5 0 8-3 12s-5 7-9 10-8 3-13 3h-1285v-25-25h1260l-10-1645z">
          <text:p/>
        </draw:path>
        <draw:line draw:style-name="gr9" draw:text-style-name="P1" draw:layer="layout" svg:x1="16.25cm" svg:y1="13.02cm" svg:x2="13.29cm" svg:y2="13.01cm">
          <text:p/>
        </draw:line>
        <draw:frame draw:style-name="gr4" draw:text-style-name="P4" draw:layer="layout" svg:width="0.591cm" svg:height="0.497cm" svg:x="12.849cm" svg:y="12.76cm">
          <draw:text-box>
            <text:p text:style-name="P1"><text:span text:style-name="T1">-</text:span></text:p>
          </draw:text-box>
        </draw:frame>
        <draw:line draw:style-name="gr9" draw:text-style-name="P1" draw:layer="layout" svg:x1="13.367cm" svg:y1="13.712cm" svg:x2="13.367cm" svg:y2="14.262cm">
          <text:p/>
        </draw:line>
        <draw:path draw:style-name="gr10" draw:text-style-name="P1" draw:layer="layout" svg:width="2.869cm" svg:height="0.211cm" svg:x="13.37cm" svg:y="13.69cm" svg:viewBox="0 0 2870 212" svg:d="M2870 0v25 25l-2517 20-323 137c-1 1-2 1-2 2-4 2-8 3-13 3h-10v-25-13l-5-7 5-4v-1h2l323-137c1-1 2-1 3-2 3-2 7-3 12-3z">
          <text:p/>
        </draw:path>
        <draw:line draw:style-name="gr9" draw:text-style-name="P1" draw:layer="layout" svg:x1="13.637cm" svg:y1="14.782cm" svg:x2="14.197cm" svg:y2="14.782cm">
          <text:p/>
        </draw:line>
        <draw:line draw:style-name="gr9" draw:text-style-name="P1" draw:layer="layout" svg:x1="13.677cm" svg:y1="14.852cm" svg:x2="14.157cm" svg:y2="14.852cm">
          <text:p/>
        </draw:line>
        <draw:line draw:style-name="gr9" draw:text-style-name="P1" draw:layer="layout" svg:x1="13.717cm" svg:y1="14.922cm" svg:x2="14.127cm" svg:y2="14.922cm">
          <text:p/>
        </draw:line>
        <draw:line draw:style-name="gr9" draw:text-style-name="P1" draw:layer="layout" svg:x1="13.757cm" svg:y1="14.992cm" svg:x2="14.077cm" svg:y2="14.992cm">
          <text:p/>
        </draw:line>
        <draw:line draw:style-name="gr21" draw:text-style-name="P1" draw:layer="layout" svg:x1="13.367cm" svg:y1="14.102cm" svg:x2="13.927cm" svg:y2="14.342cm">
          <text:p/>
        </draw:line>
        <draw:line draw:style-name="gr9" draw:text-style-name="P1" draw:layer="layout" svg:x1="13.917cm" svg:y1="14.332cm" svg:x2="13.927cm" svg:y2="14.772cm">
          <text:p/>
        </draw:line>
        <draw:line draw:style-name="gr9" draw:text-style-name="P1" draw:layer="layout" svg:x1="12.58cm" svg:y1="14cm" svg:x2="13.36cm" svg:y2="13.99cm">
          <text:p/>
        </draw:line>
        <draw:line draw:style-name="gr9" draw:text-style-name="P1" draw:layer="layout" svg:x1="15.237cm" svg:y1="14.882cm" svg:x2="15.797cm" svg:y2="14.882cm">
          <text:p/>
        </draw:line>
        <draw:line draw:style-name="gr9" draw:text-style-name="P1" draw:layer="layout" svg:x1="15.277cm" svg:y1="14.952cm" svg:x2="15.757cm" svg:y2="14.952cm">
          <text:p/>
        </draw:line>
        <draw:line draw:style-name="gr9" draw:text-style-name="P1" draw:layer="layout" svg:x1="15.317cm" svg:y1="15.022cm" svg:x2="15.727cm" svg:y2="15.022cm">
          <text:p/>
        </draw:line>
        <draw:line draw:style-name="gr9" draw:text-style-name="P1" draw:layer="layout" svg:x1="15.357cm" svg:y1="15.092cm" svg:x2="15.677cm" svg:y2="15.092cm">
          <text:p/>
        </draw:line>
        <draw:line draw:style-name="gr9" draw:text-style-name="P1" draw:layer="layout" svg:x1="15.53cm" svg:y1="14.49cm" svg:x2="15.527cm" svg:y2="14.872cm">
          <text:p/>
        </draw:line>
        <draw:line draw:style-name="gr9" draw:text-style-name="P1" draw:layer="layout" svg:x1="16.25cm" svg:y1="14.51cm" svg:x2="15.53cm" svg:y2="14.51cm">
          <text:p/>
        </draw:line>
        <draw:frame draw:style-name="gr7" draw:text-style-name="P4" draw:layer="layout" svg:width="2.157cm" svg:height="0.743cm" svg:x="11.27cm" svg:y="12.85cm">
          <draw:text-box>
            <text:p text:style-name="P1"><text:span text:style-name="T1">UV</text:span></text:p>
            <text:p text:style-name="P1"><text:span text:style-name="T1">COMPARATOR</text:span></text:p>
          </draw:text-box>
        </draw:frame>
        <draw:line draw:style-name="gr9" draw:text-style-name="P1" draw:layer="layout" svg:x1="12.66cm" svg:y1="12.64cm" svg:x2="12.91cm" svg:y2="12.64cm">
          <text:p/>
        </draw:line>
        <draw:line draw:style-name="gr9" draw:text-style-name="P1" draw:layer="layout" svg:x1="12.85cm" svg:y1="12.94cm" svg:x2="13.07cm" svg:y2="12.94cm">
          <text:p/>
        </draw:line>
        <draw:line draw:style-name="gr9" draw:text-style-name="P1" draw:layer="layout" svg:x1="12.87cm" svg:y1="12.94cm" svg:x2="12.77cm" svg:y2="12.63cm">
          <text:p/>
        </draw:line>
        <draw:line draw:style-name="gr9" draw:text-style-name="P1" draw:layer="layout" svg:x1="12.89cm" svg:y1="12.62cm" svg:x2="12.99cm" svg:y2="12.94cm">
          <text:p/>
        </draw:line>
        <draw:line draw:style-name="gr9" draw:text-style-name="P1" draw:layer="layout" svg:x1="12.2cm" svg:y1="9.6cm" svg:x2="12.45cm" svg:y2="9.6cm">
          <text:p/>
        </draw:line>
        <draw:line draw:style-name="gr9" draw:text-style-name="P1" draw:layer="layout" svg:x1="12.39cm" svg:y1="9.9cm" svg:x2="12.61cm" svg:y2="9.9cm">
          <text:p/>
        </draw:line>
        <draw:line draw:style-name="gr9" draw:text-style-name="P1" draw:layer="layout" svg:x1="12.41cm" svg:y1="9.9cm" svg:x2="12.31cm" svg:y2="9.59cm">
          <text:p/>
        </draw:line>
        <draw:line draw:style-name="gr9" draw:text-style-name="P1" draw:layer="layout" svg:x1="12.43cm" svg:y1="9.58cm" svg:x2="12.53cm" svg:y2="9.9cm">
          <text:p/>
        </draw:line>
        <draw:line draw:style-name="gr21" draw:text-style-name="P1" draw:layer="layout" svg:x1="13.74cm" svg:y1="10.31cm" svg:x2="13.74cm" svg:y2="9.15cm">
          <text:p/>
        </draw:line>
        <draw:line draw:style-name="gr21" draw:text-style-name="P1" draw:layer="layout" svg:x1="12.64cm" svg:y1="9.92cm" svg:x2="13.11cm" svg:y2="9.93cm">
          <text:p/>
        </draw:line>
        <draw:path draw:style-name="gr27" draw:text-style-name="P1" draw:layer="layout" svg:width="1.174cm" svg:height="0.229cm" svg:x="12.665cm" svg:y="9.439cm" svg:viewBox="0 0 1175 230" svg:d="M981 97l3-11 10-17 13-16 17-12 19-9 18-4 19-1 18 3 18 6 18 10 15 13 12 17 8 18 5 19 1 18-2 18-7 19-10 17-13 15-17 12-18 9-19 4-18 1-19-3-17-6-18-9-16-14-12-17-8-18-3-12-752-2c-3 11-8 22-14 32-12 18-25 30-44 40s-37 14-58 13-39-7-57-18-30-25-40-44-14-37-13-58 7-39 18-57 25-30 44-40 37-14 58-13 39 7 57 18c18 12 30 25 40 44 6 11 9 22 11 33zM214 120c1-19-2-35-11-51-8-16-18-28-34-38-15-10-31-14-50-15-18 0-34 3-50 11-16 9-28 19-38 34-10 16-15 32-16 50 0 19 3 34 11 50 9 16 20 28 35 38 16 10 31 16 49 16 19 1 35-2 51-11 16-8 28-20 38-35 10-16 15-31 15-49z">
          <text:p/>
        </draw:path>
        <draw:frame draw:style-name="gr7" draw:text-style-name="P4" draw:layer="layout" svg:width="0.925cm" svg:height="0.497cm" svg:x="13.205cm" svg:y="8.783cm">
          <draw:text-box>
            <text:p text:style-name="P1"><text:span text:style-name="T1">+VI</text:span></text:p>
          </draw:text-box>
        </draw:frame>
        <draw:frame draw:style-name="gr7" draw:text-style-name="P4" draw:layer="layout" svg:width="1.497cm" svg:height="0.497cm" svg:x="12.443cm" svg:y="9.91cm">
          <draw:text-box>
            <text:p text:style-name="P1"><text:span text:style-name="T1">2.6/2.3V</text:span></text:p>
          </draw:text-box>
        </draw:frame>
        <draw:frame draw:style-name="gr7" draw:text-style-name="P4" draw:layer="layout" svg:width="1.15cm" svg:height="0.497cm" svg:x="11.4cm" svg:y="9.133cm">
          <draw:text-box>
            <text:p text:style-name="P1"><text:span text:style-name="T1">UVLO</text:span></text:p>
          </draw:text-box>
        </draw:frame>
        <draw:connector draw:style-name="gr28" draw:text-style-name="P1" draw:layer="layout" draw:type="line" svg:x1="15.652cm" svg:y1="7.3cm" svg:x2="15.659cm" svg:y2="7.834cm" svg:d="M15652 7300l7 534" svg:viewBox="0 0 8 535">
          <text:p/>
        </draw:connector>
        <draw:line draw:style-name="gr9" draw:text-style-name="P1" draw:layer="layout" svg:x1="15.49cm" svg:y1="7.802cm" svg:x2="15.4cm" svg:y2="8.072cm">
          <text:p/>
        </draw:line>
        <draw:line draw:style-name="gr9" draw:text-style-name="P1" draw:layer="layout" svg:x1="15.66cm" svg:y1="7.802cm" svg:x2="15.57cm" svg:y2="8.072cm">
          <text:p/>
        </draw:line>
        <draw:line draw:style-name="gr9" draw:text-style-name="P1" draw:layer="layout" svg:x1="15.83cm" svg:y1="7.802cm" svg:x2="15.74cm" svg:y2="8.072cm">
          <text:p/>
        </draw:line>
        <draw:rect draw:style-name="gr29" draw:text-style-name="P1" draw:layer="layout" svg:width="1cm" svg:height="0.5cm" svg:x="20cm" svg:y="3cm">
          <text:p/>
        </draw:rect>
        <draw:rect draw:style-name="gr29" draw:text-style-name="P1" draw:layer="layout" svg:width="4.5cm" svg:height="9.2cm" svg:x="21cm" svg:y="2.5cm">
          <text:p/>
        </draw:rect>
        <draw:rect draw:style-name="gr29" draw:text-style-name="P1" draw:layer="layout" svg:width="1cm" svg:height="0.5cm" svg:x="20cm" svg:y="3.7cm">
          <text:p/>
        </draw:rect>
        <draw:rect draw:style-name="gr29" draw:text-style-name="P1" draw:layer="layout" svg:width="1cm" svg:height="0.5cm" svg:x="20cm" svg:y="4.4cm">
          <text:p/>
        </draw:rect>
        <draw:rect draw:style-name="gr29" draw:text-style-name="P1" draw:layer="layout" svg:width="1cm" svg:height="0.5cm" svg:x="20cm" svg:y="5.1cm">
          <text:p/>
        </draw:rect>
        <draw:rect draw:style-name="gr29" draw:text-style-name="P1" draw:layer="layout" svg:width="1cm" svg:height="0.5cm" svg:x="20cm" svg:y="5.8cm">
          <text:p/>
        </draw:rect>
        <draw:rect draw:style-name="gr29" draw:text-style-name="P1" draw:layer="layout" svg:width="1cm" svg:height="0.5cm" svg:x="20cm" svg:y="6.5cm">
          <text:p/>
        </draw:rect>
        <draw:rect draw:style-name="gr29" draw:text-style-name="P1" draw:layer="layout" svg:width="1cm" svg:height="0.5cm" svg:x="20cm" svg:y="7.2cm">
          <text:p/>
        </draw:rect>
        <draw:rect draw:style-name="gr29" draw:text-style-name="P1" draw:layer="layout" svg:width="1cm" svg:height="0.5cm" svg:x="20cm" svg:y="7.9cm">
          <text:p/>
        </draw:rect>
        <draw:rect draw:style-name="gr29" draw:text-style-name="P1" draw:layer="layout" svg:width="1cm" svg:height="0.5cm" svg:x="20cm" svg:y="8.6cm">
          <text:p/>
        </draw:rect>
        <draw:rect draw:style-name="gr29" draw:text-style-name="P1" draw:layer="layout" svg:width="1cm" svg:height="0.5cm" svg:x="20cm" svg:y="9.3cm">
          <text:p/>
        </draw:rect>
        <draw:rect draw:style-name="gr29" draw:text-style-name="P1" draw:layer="layout" svg:width="1cm" svg:height="0.5cm" svg:x="20cm" svg:y="10cm">
          <text:p/>
        </draw:rect>
        <draw:rect draw:style-name="gr29" draw:text-style-name="P1" draw:layer="layout" svg:width="1cm" svg:height="0.5cm" svg:x="20cm" svg:y="10.7cm">
          <text:p/>
        </draw:rect>
        <draw:rect draw:style-name="gr29" draw:text-style-name="P1" draw:layer="layout" svg:width="1cm" svg:height="0.5cm" svg:x="25.5cm" svg:y="3cm">
          <text:p/>
        </draw:rect>
        <draw:rect draw:style-name="gr29" draw:text-style-name="P1" draw:layer="layout" svg:width="1cm" svg:height="0.5cm" svg:x="25.5cm" svg:y="3.7cm">
          <text:p/>
        </draw:rect>
        <draw:rect draw:style-name="gr29" draw:text-style-name="P1" draw:layer="layout" svg:width="1cm" svg:height="0.5cm" svg:x="25.5cm" svg:y="4.4cm">
          <text:p/>
        </draw:rect>
        <draw:rect draw:style-name="gr29" draw:text-style-name="P1" draw:layer="layout" svg:width="1cm" svg:height="0.5cm" svg:x="25.5cm" svg:y="5.1cm">
          <text:p/>
        </draw:rect>
        <draw:rect draw:style-name="gr29" draw:text-style-name="P1" draw:layer="layout" svg:width="1cm" svg:height="0.5cm" svg:x="25.5cm" svg:y="5.8cm">
          <text:p/>
        </draw:rect>
        <draw:rect draw:style-name="gr29" draw:text-style-name="P1" draw:layer="layout" svg:width="1cm" svg:height="0.5cm" svg:x="25.5cm" svg:y="6.5cm">
          <text:p/>
        </draw:rect>
        <draw:rect draw:style-name="gr29" draw:text-style-name="P1" draw:layer="layout" svg:width="1cm" svg:height="0.5cm" svg:x="25.5cm" svg:y="7.2cm">
          <text:p/>
        </draw:rect>
        <draw:rect draw:style-name="gr29" draw:text-style-name="P1" draw:layer="layout" svg:width="1cm" svg:height="0.5cm" svg:x="25.5cm" svg:y="7.9cm">
          <text:p/>
        </draw:rect>
        <draw:rect draw:style-name="gr29" draw:text-style-name="P1" draw:layer="layout" svg:width="1cm" svg:height="0.5cm" svg:x="25.5cm" svg:y="8.6cm">
          <text:p/>
        </draw:rect>
        <draw:rect draw:style-name="gr29" draw:text-style-name="P1" draw:layer="layout" svg:width="1cm" svg:height="0.5cm" svg:x="25.5cm" svg:y="9.3cm">
          <text:p/>
        </draw:rect>
        <draw:rect draw:style-name="gr29" draw:text-style-name="P1" draw:layer="layout" svg:width="1cm" svg:height="0.5cm" svg:x="25.5cm" svg:y="10cm">
          <text:p/>
        </draw:rect>
        <draw:rect draw:style-name="gr29" draw:text-style-name="P1" draw:layer="layout" svg:width="1cm" svg:height="0.5cm" svg:x="25.5cm" svg:y="10.7cm">
          <text:p/>
        </draw:rect>
        <draw:frame draw:style-name="gr7" draw:text-style-name="P2" draw:layer="layout" svg:width="1.129cm" svg:height="0.662cm" svg:x="19.061cm" svg:y="2.95cm">
          <draw:text-box>
            <text:p text:style-name="P2"><text:span text:style-name="T3">INH</text:span></text:p>
          </draw:text-box>
        </draw:frame>
        <draw:frame draw:style-name="gr7" draw:text-style-name="P2" draw:layer="layout" svg:width="0.726cm" svg:height="0.662cm" svg:x="20.874cm" svg:y="2.918cm">
          <draw:text-box>
            <text:p text:style-name="P2"><text:span text:style-name="T3">1</text:span></text:p>
          </draw:text-box>
        </draw:frame>
        <draw:frame draw:style-name="gr7" draw:text-style-name="P2" draw:layer="layout" svg:width="1.226cm" svg:height="0.662cm" svg:x="18.984cm" svg:y="3.65cm">
          <draw:text-box>
            <text:p text:style-name="P2"><text:span text:style-name="T3">UV2</text:span></text:p>
          </draw:text-box>
        </draw:frame>
        <draw:frame draw:style-name="gr7" draw:text-style-name="P2" draw:layer="layout" svg:width="0.726cm" svg:height="0.662cm" svg:x="20.875cm" svg:y="3.618cm">
          <draw:text-box>
            <text:p text:style-name="P2"><text:span text:style-name="T3">2</text:span></text:p>
          </draw:text-box>
        </draw:frame>
        <draw:frame draw:style-name="gr7" draw:text-style-name="P2" draw:layer="layout" svg:width="1.226cm" svg:height="0.662cm" svg:x="18.962cm" svg:y="4.35cm">
          <draw:text-box>
            <text:p text:style-name="P2"><text:span text:style-name="T3">UV2</text:span></text:p>
          </draw:text-box>
        </draw:frame>
        <draw:frame draw:style-name="gr7" draw:text-style-name="P2" draw:layer="layout" svg:width="0.726cm" svg:height="0.662cm" svg:x="20.875cm" svg:y="4.318cm">
          <draw:text-box>
            <text:p text:style-name="P2"><text:span text:style-name="T3">3</text:span></text:p>
          </draw:text-box>
        </draw:frame>
        <draw:frame draw:style-name="gr7" draw:text-style-name="P2" draw:layer="layout" svg:width="1.404cm" svg:height="0.662cm" svg:x="18.785cm" svg:y="5.05cm">
          <draw:text-box>
            <text:p text:style-name="P2"><text:span text:style-name="T3">PARK</text:span></text:p>
          </draw:text-box>
        </draw:frame>
        <draw:frame draw:style-name="gr7" draw:text-style-name="P2" draw:layer="layout" svg:width="0.726cm" svg:height="0.662cm" svg:x="20.876cm" svg:y="5.018cm">
          <draw:text-box>
            <text:p text:style-name="P2"><text:span text:style-name="T3">4</text:span></text:p>
          </draw:text-box>
        </draw:frame>
        <draw:frame draw:style-name="gr7" draw:text-style-name="P2" draw:layer="layout" svg:width="1.725cm" svg:height="0.662cm" svg:x="18.462cm" svg:y="5.75cm">
          <draw:text-box>
            <text:p text:style-name="P2"><text:span text:style-name="T3">RANGE</text:span></text:p>
          </draw:text-box>
        </draw:frame>
        <draw:frame draw:style-name="gr7" draw:text-style-name="P2" draw:layer="layout" svg:width="0.726cm" svg:height="0.662cm" svg:x="20.875cm" svg:y="5.718cm">
          <draw:text-box>
            <text:p text:style-name="P2"><text:span text:style-name="T3">5</text:span></text:p>
          </draw:text-box>
        </draw:frame>
        <draw:frame draw:style-name="gr7" draw:text-style-name="P2" draw:layer="layout" svg:width="1.268cm" svg:height="0.662cm" svg:x="18.885cm" svg:y="6.45cm">
          <draw:text-box>
            <text:p text:style-name="P2"><text:span text:style-name="T3">CS+</text:span></text:p>
          </draw:text-box>
        </draw:frame>
        <draw:frame draw:style-name="gr7" draw:text-style-name="P2" draw:layer="layout" svg:width="0.726cm" svg:height="0.662cm" svg:x="20.876cm" svg:y="6.418cm">
          <draw:text-box>
            <text:p text:style-name="P2"><text:span text:style-name="T3">6</text:span></text:p>
          </draw:text-box>
        </draw:frame>
        <draw:frame draw:style-name="gr7" draw:text-style-name="P2" draw:layer="layout" svg:width="1.539cm" svg:height="0.662cm" svg:x="18.563cm" svg:y="7.15cm">
          <draw:text-box>
            <text:p text:style-name="P2"><text:span text:style-name="T3">COMP</text:span></text:p>
          </draw:text-box>
        </draw:frame>
        <draw:frame draw:style-name="gr7" draw:text-style-name="P2" draw:layer="layout" svg:width="0.726cm" svg:height="0.662cm" svg:x="20.876cm" svg:y="7.118cm">
          <draw:text-box>
            <text:p text:style-name="P2"><text:span text:style-name="T3">7</text:span></text:p>
          </draw:text-box>
        </draw:frame>
        <draw:frame draw:style-name="gr7" draw:text-style-name="P2" draw:layer="layout" svg:width="1.645cm" svg:height="0.662cm" svg:x="18.486cm" svg:y="7.85cm">
          <draw:text-box>
            <text:p text:style-name="P2"><text:span text:style-name="T3">VPARK</text:span></text:p>
          </draw:text-box>
        </draw:frame>
        <draw:frame draw:style-name="gr7" draw:text-style-name="P2" draw:layer="layout" svg:width="0.726cm" svg:height="0.662cm" svg:x="20.877cm" svg:y="7.818cm">
          <draw:text-box>
            <text:p text:style-name="P2"><text:span text:style-name="T3">8</text:span></text:p>
          </draw:text-box>
        </draw:frame>
        <draw:frame draw:style-name="gr7" draw:text-style-name="P2" draw:layer="layout" svg:width="1.107cm" svg:height="0.662cm" svg:x="19.063cm" svg:y="8.55cm">
          <draw:text-box>
            <text:p text:style-name="P2"><text:span text:style-name="T3">AIN</text:span></text:p>
          </draw:text-box>
        </draw:frame>
        <draw:frame draw:style-name="gr7" draw:text-style-name="P2" draw:layer="layout" svg:width="0.726cm" svg:height="0.662cm" svg:x="20.876cm" svg:y="8.518cm">
          <draw:text-box>
            <text:p text:style-name="P2"><text:span text:style-name="T3">9</text:span></text:p>
          </draw:text-box>
        </draw:frame>
        <draw:frame draw:style-name="gr7" draw:text-style-name="P2" draw:layer="layout" svg:width="0.989cm" svg:height="0.662cm" svg:x="19.086cm" svg:y="9.25cm">
          <draw:text-box>
            <text:p text:style-name="P2"><text:span text:style-name="T3">VC</text:span></text:p>
          </draw:text-box>
        </draw:frame>
        <draw:frame draw:style-name="gr7" draw:text-style-name="P2" draw:layer="layout" svg:width="0.951cm" svg:height="0.662cm" svg:x="20.877cm" svg:y="9.218cm">
          <draw:text-box>
            <text:p text:style-name="P2"><text:span text:style-name="T3">10</text:span></text:p>
          </draw:text-box>
        </draw:frame>
        <draw:frame draw:style-name="gr7" draw:text-style-name="P2" draw:layer="layout" svg:width="1.484cm" svg:height="0.662cm" svg:x="18.664cm" svg:y="9.95cm">
          <draw:text-box>
            <text:p text:style-name="P2"><text:span text:style-name="T3">AOUT</text:span></text:p>
          </draw:text-box>
        </draw:frame>
        <draw:frame draw:style-name="gr7" draw:text-style-name="P2" draw:layer="layout" svg:width="0.951cm" svg:height="0.662cm" svg:x="20.877cm" svg:y="9.918cm">
          <draw:text-box>
            <text:p text:style-name="P2"><text:span text:style-name="T3">11</text:span></text:p>
          </draw:text-box>
        </draw:frame>
        <draw:frame draw:style-name="gr7" draw:text-style-name="P2" draw:layer="layout" svg:width="1.484cm" svg:height="0.662cm" svg:x="18.687cm" svg:y="10.65cm">
          <draw:text-box>
            <text:p text:style-name="P2"><text:span text:style-name="T3">AOUT</text:span></text:p>
          </draw:text-box>
        </draw:frame>
        <draw:frame draw:style-name="gr7" draw:text-style-name="P2" draw:layer="layout" svg:width="0.951cm" svg:height="0.662cm" svg:x="20.878cm" svg:y="10.618cm">
          <draw:text-box>
            <text:p text:style-name="P2"><text:span text:style-name="T3">12</text:span></text:p>
          </draw:text-box>
        </draw:frame>
        <draw:frame draw:style-name="gr7" draw:text-style-name="P2" draw:layer="layout" svg:width="1.306cm" svg:height="0.662cm" svg:x="26.361cm" svg:y="2.95cm">
          <draw:text-box>
            <text:p text:style-name="P2"><text:span text:style-name="T3">GND</text:span></text:p>
          </draw:text-box>
        </draw:frame>
        <draw:frame draw:style-name="gr7" draw:text-style-name="P2" draw:layer="layout" svg:width="1.721cm" svg:height="0.662cm" svg:x="26.384cm" svg:y="3.65cm">
          <draw:text-box>
            <text:p text:style-name="P2"><text:span text:style-name="T3">CSOUT</text:span></text:p>
          </draw:text-box>
        </draw:frame>
        <draw:frame draw:style-name="gr7" draw:text-style-name="P2" draw:layer="layout" svg:width="0.938cm" svg:height="0.662cm" svg:x="26.362cm" svg:y="4.35cm">
          <draw:text-box>
            <text:p text:style-name="P2"><text:span text:style-name="T3">VL</text:span></text:p>
          </draw:text-box>
        </draw:frame>
        <draw:frame draw:style-name="gr7" draw:text-style-name="P2" draw:layer="layout" svg:width="1.924cm" svg:height="0.662cm" svg:x="26.385cm" svg:y="5.05cm">
          <draw:text-box>
            <text:p text:style-name="P2"><text:span text:style-name="T3">PRKDRV</text:span></text:p>
          </draw:text-box>
        </draw:frame>
        <draw:frame draw:style-name="gr7" draw:text-style-name="P2" draw:layer="layout" svg:width="1.81cm" svg:height="0.662cm" svg:x="26.362cm" svg:y="5.75cm">
          <draw:text-box>
            <text:p text:style-name="P2"><text:span text:style-name="T3">PWROK</text:span></text:p>
          </draw:text-box>
        </draw:frame>
        <draw:frame draw:style-name="gr7" draw:text-style-name="P2" draw:layer="layout" svg:width="1.099cm" svg:height="0.662cm" svg:x="26.385cm" svg:y="6.45cm">
          <draw:text-box>
            <text:p text:style-name="P2"><text:span text:style-name="T3">CS-</text:span></text:p>
          </draw:text-box>
        </draw:frame>
        <draw:frame draw:style-name="gr7" draw:text-style-name="P2" draw:layer="layout" svg:width="1.535cm" svg:height="0.662cm" svg:x="26.363cm" svg:y="7.15cm">
          <draw:text-box>
            <text:p text:style-name="P2"><text:span text:style-name="T3">REFIN</text:span></text:p>
          </draw:text-box>
        </draw:frame>
        <draw:frame draw:style-name="gr7" draw:text-style-name="P2" draw:layer="layout" svg:width="1.107cm" svg:height="0.662cm" svg:x="26.386cm" svg:y="7.85cm">
          <draw:text-box>
            <text:p text:style-name="P2"><text:span text:style-name="T3">BIN</text:span></text:p>
          </draw:text-box>
        </draw:frame>
        <draw:frame draw:style-name="gr7" draw:text-style-name="P2" draw:layer="layout" svg:width="1.107cm" svg:height="0.662cm" svg:x="26.363cm" svg:y="8.55cm">
          <draw:text-box>
            <text:p text:style-name="P2"><text:span text:style-name="T3">VIN</text:span></text:p>
          </draw:text-box>
        </draw:frame>
        <draw:frame draw:style-name="gr7" draw:text-style-name="P2" draw:layer="layout" svg:width="1.484cm" svg:height="0.662cm" svg:x="26.386cm" svg:y="9.25cm">
          <draw:text-box>
            <text:p text:style-name="P2"><text:span text:style-name="T3">BOUT</text:span></text:p>
          </draw:text-box>
        </draw:frame>
        <draw:frame draw:style-name="gr7" draw:text-style-name="P2" draw:layer="layout" svg:width="1.484cm" svg:height="0.662cm" svg:x="26.364cm" svg:y="9.95cm">
          <draw:text-box>
            <text:p text:style-name="P2"><text:span text:style-name="T3">BOUT</text:span></text:p>
          </draw:text-box>
        </draw:frame>
        <draw:frame draw:style-name="gr7" draw:text-style-name="P2" draw:layer="layout" svg:width="1.518cm" svg:height="0.662cm" svg:x="26.387cm" svg:y="10.65cm">
          <draw:text-box>
            <text:p text:style-name="P2"><text:span text:style-name="T3">PGND</text:span></text:p>
          </draw:text-box>
        </draw:frame>
        <draw:frame draw:style-name="gr7" draw:text-style-name="P2" draw:layer="layout" svg:width="0.951cm" svg:height="0.662cm" svg:x="24.675cm" svg:y="2.918cm">
          <draw:text-box>
            <text:p text:style-name="P2"><text:span text:style-name="T3">24</text:span></text:p>
          </draw:text-box>
        </draw:frame>
        <draw:frame draw:style-name="gr7" draw:text-style-name="P2" draw:layer="layout" svg:width="0.951cm" svg:height="0.662cm" svg:x="24.676cm" svg:y="3.618cm">
          <draw:text-box>
            <text:p text:style-name="P2"><text:span text:style-name="T3">23</text:span></text:p>
          </draw:text-box>
        </draw:frame>
        <draw:frame draw:style-name="gr7" draw:text-style-name="P2" draw:layer="layout" svg:width="0.951cm" svg:height="0.662cm" svg:x="24.676cm" svg:y="4.318cm">
          <draw:text-box>
            <text:p text:style-name="P2"><text:span text:style-name="T3">22</text:span></text:p>
          </draw:text-box>
        </draw:frame>
        <draw:frame draw:style-name="gr7" draw:text-style-name="P2" draw:layer="layout" svg:width="0.951cm" svg:height="0.662cm" svg:x="24.677cm" svg:y="5.018cm">
          <draw:text-box>
            <text:p text:style-name="P2"><text:span text:style-name="T3">21</text:span></text:p>
          </draw:text-box>
        </draw:frame>
        <draw:frame draw:style-name="gr7" draw:text-style-name="P2" draw:layer="layout" svg:width="0.951cm" svg:height="0.662cm" svg:x="24.676cm" svg:y="5.718cm">
          <draw:text-box>
            <text:p text:style-name="P2"><text:span text:style-name="T3">20</text:span></text:p>
          </draw:text-box>
        </draw:frame>
        <draw:frame draw:style-name="gr7" draw:text-style-name="P2" draw:layer="layout" svg:width="0.951cm" svg:height="0.662cm" svg:x="24.677cm" svg:y="6.418cm">
          <draw:text-box>
            <text:p text:style-name="P2"><text:span text:style-name="T3">19</text:span></text:p>
          </draw:text-box>
        </draw:frame>
        <draw:frame draw:style-name="gr7" draw:text-style-name="P2" draw:layer="layout" svg:width="0.951cm" svg:height="0.662cm" svg:x="24.677cm" svg:y="7.118cm">
          <draw:text-box>
            <text:p text:style-name="P2"><text:span text:style-name="T3">18</text:span></text:p>
          </draw:text-box>
        </draw:frame>
        <draw:frame draw:style-name="gr7" draw:text-style-name="P2" draw:layer="layout" svg:width="0.951cm" svg:height="0.662cm" svg:x="24.678cm" svg:y="7.818cm">
          <draw:text-box>
            <text:p text:style-name="P2"><text:span text:style-name="T3">17</text:span></text:p>
          </draw:text-box>
        </draw:frame>
        <draw:frame draw:style-name="gr7" draw:text-style-name="P2" draw:layer="layout" svg:width="0.951cm" svg:height="0.662cm" svg:x="24.677cm" svg:y="8.518cm">
          <draw:text-box>
            <text:p text:style-name="P2"><text:span text:style-name="T3">16</text:span></text:p>
          </draw:text-box>
        </draw:frame>
        <draw:frame draw:style-name="gr7" draw:text-style-name="P2" draw:layer="layout" svg:width="0.951cm" svg:height="0.662cm" svg:x="24.678cm" svg:y="9.218cm">
          <draw:text-box>
            <text:p text:style-name="P2"><text:span text:style-name="T3">15</text:span></text:p>
          </draw:text-box>
        </draw:frame>
        <draw:frame draw:style-name="gr7" draw:text-style-name="P2" draw:layer="layout" svg:width="0.951cm" svg:height="0.662cm" svg:x="24.678cm" svg:y="9.918cm">
          <draw:text-box>
            <text:p text:style-name="P2"><text:span text:style-name="T3">14</text:span></text:p>
          </draw:text-box>
        </draw:frame>
        <draw:frame draw:style-name="gr7" draw:text-style-name="P2" draw:layer="layout" svg:width="0.951cm" svg:height="0.662cm" svg:x="24.679cm" svg:y="10.618cm">
          <draw:text-box>
            <text:p text:style-name="P2"><text:span text:style-name="T3">13</text:span></text:p>
          </draw:text-box>
        </draw:frame>
        <draw:circle draw:style-name="gr30" draw:text-style-name="P1" draw:layer="layout" svg:width="0.23cm" svg:height="0.23cm" svg:x="2.87cm" svg:y="8.39cm">
          <text:p/>
        </draw:circle>
        <draw:frame draw:style-name="gr4" draw:text-style-name="P6" draw:layer="layout" svg:width="1.311cm" svg:height="0.497cm" svg:x="7.309cm" svg:y="5.453cm">
          <draw:text-box>
            <text:p text:style-name="P5"><text:span text:style-name="T1">Enable</text:span></text:p>
          </draw:text-box>
        </draw:frame>
        <draw:path draw:style-name="gr17" draw:text-style-name="P1" draw:layer="layout" svg:width="3.029cm" svg:height="0.179cm" draw:transform="rotate (-3.14159265358979) translate (10.6cm 5.445cm)" svg:viewBox="0 0 3030 180" svg:d="M0 50v-25-25l2540 6c2 0 4 0 7 1l273 77 14-48 196 133-237 11 14-48-270-76z">
          <text:p/>
        </draw:path>
        <draw:frame draw:style-name="gr4" draw:text-style-name="P6" draw:layer="layout" svg:width="1.044cm" svg:height="0.497cm" svg:x="7.55cm" svg:y="6.173cm">
          <draw:text-box>
            <text:p text:style-name="P5"><text:span text:style-name="T1">1.3V</text:span></text:p>
          </draw:text-box>
        </draw:frame>
        <draw:frame draw:style-name="gr4" draw:text-style-name="P4" draw:layer="layout" svg:width="0.963cm" svg:height="0.497cm" svg:x="3.67cm" svg:y="6.05cm">
          <draw:text-box>
            <text:p text:style-name="P1"><text:span text:style-name="T1">16K</text:span></text:p>
          </draw:text-box>
        </draw:frame>
        <draw:frame draw:style-name="gr4" draw:text-style-name="P4" draw:layer="layout" svg:width="0.963cm" svg:height="0.497cm" svg:x="3.671cm" svg:y="7.351cm">
          <draw:text-box>
            <text:p text:style-name="P1"><text:span text:style-name="T1">16K</text:span></text:p>
          </draw:text-box>
        </draw:frame>
        <draw:frame draw:style-name="gr4" draw:text-style-name="P4" draw:layer="layout" svg:width="0.963cm" svg:height="0.497cm" svg:x="2.472cm" svg:y="8.752cm">
          <draw:text-box>
            <text:p text:style-name="P1"><text:span text:style-name="T1">16K</text:span></text:p>
          </draw:text-box>
        </draw:frame>
        <draw:frame draw:style-name="gr4" draw:text-style-name="P4" draw:layer="layout" svg:width="0.963cm" svg:height="0.497cm" svg:x="2.573cm" svg:y="9.553cm">
          <draw:text-box>
            <text:p text:style-name="P1"><text:span text:style-name="T1">16K</text:span></text:p>
          </draw:text-box>
        </draw:frame>
        <draw:frame draw:style-name="gr4" draw:text-style-name="P4" draw:layer="layout" svg:width="0.963cm" svg:height="0.497cm" svg:x="4.074cm" svg:y="9.954cm">
          <draw:text-box>
            <text:p text:style-name="P1"><text:span text:style-name="T1">16K</text:span></text:p>
          </draw:text-box>
        </draw:frame>
        <draw:frame draw:style-name="gr4" draw:text-style-name="P4" draw:layer="layout" svg:width="0.963cm" svg:height="0.497cm" svg:x="5.375cm" svg:y="9.955cm">
          <draw:text-box>
            <text:p text:style-name="P1"><text:span text:style-name="T1">16K</text:span></text:p>
          </draw:text-box>
        </draw:frame>
        <draw:frame draw:style-name="gr4" draw:text-style-name="P6" draw:layer="layout" svg:width="2.212cm" svg:height="0.743cm" svg:x="4.64cm" svg:y="7.62cm">
          <draw:text-box>
            <text:p text:style-name="P5"><text:span text:style-name="T1">Current Sense</text:span></text:p>
            <text:p text:style-name="P5"><text:span text:style-name="T1">Amplifier</text:span></text:p>
          </draw:text-box>
        </draw:frame>
        <draw:frame draw:style-name="gr4" draw:text-style-name="P4" draw:layer="layout" svg:width="0.68cm" svg:height="0.497cm" svg:x="4.21cm" svg:y="8.773cm">
          <draw:text-box>
            <text:p text:style-name="P1"><text:span text:style-name="T1">H</text:span></text:p>
          </draw:text-box>
        </draw:frame>
        <draw:frame draw:style-name="gr4" draw:text-style-name="P4" draw:layer="layout" svg:width="0.68cm" svg:height="0.497cm" svg:x="4.65cm" svg:y="9.72cm">
          <draw:text-box>
            <text:p text:style-name="P1"><text:span text:style-name="T1">H</text:span></text:p>
          </draw:text-box>
        </draw:frame>
        <draw:frame draw:style-name="gr4" draw:text-style-name="P4" draw:layer="layout" svg:width="0.637cm" svg:height="0.497cm" svg:x="5.003cm" svg:y="9.17cm">
          <draw:text-box>
            <text:p text:style-name="P1"><text:span text:style-name="T1">L</text:span></text:p>
          </draw:text-box>
        </draw:frame>
        <draw:frame draw:style-name="gr4" draw:text-style-name="P4" draw:layer="layout" svg:width="0.637cm" svg:height="0.497cm" svg:x="5.013cm" svg:y="9.373cm">
          <draw:text-box>
            <text:p text:style-name="P1"><text:span text:style-name="T1">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draw:fill-gradient-name="Gradient_20_7" draw:fill-hatch-name="Hatching_20_1" draw:fill-image-name="Bitmape_20_1" draw:fill-image-width="0cm" draw:fill-image-height="0cm" draw:decimal-places="2"/>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19:13:56.546535047</meta:creation-date>
    <dc:date>2018-05-25T11:50:26.006905400</dc:date>
    <meta:editing-duration>P4DT17H33M53S</meta:editing-duration>
    <meta:editing-cycles>341</meta:editing-cycles>
    <meta:generator>LibreOffice/4.2.5.2$Linux_x86 LibreOffice_project/420m0$Build-2</meta:generator>
    <meta:document-statistic meta:object-count="339"/>
  </office:meta>
</office:document-meta>
</file>